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129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23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3">
      <style:table-cell-properties fo:background-color="transparen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PROVA 1</text:p>
          </table:table-cell>
          <table:covered-table-cell/>
          <table:table-cell table:style-name="ce2" office:value-type="string" calcext:value-type="string" table:number-columns-spanned="2" table:number-rows-spanned="1">
            <text:p>PROVA 2</text:p>
          </table:table-cell>
          <table:covered-table-cell/>
          <table:table-cell table:style-name="ce2" office:value-type="string" calcext:value-type="string" table:number-columns-spanned="2" table:number-rows-spanned="1">
            <text:p>PROVA 3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DISTRIBUZIONE</text:p>
          </table:table-cell>
          <table:table-cell office:value-type="string" calcext:value-type="string">
            <text:p>GEOMETRIA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LEN(DATASET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° CONFRONTI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° CONFRONTI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° CONFRONTI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8.433S" calcext:value-type="time">
            <text:p>00:01:18.433</text:p>
          </table:table-cell>
          <table:table-cell table:style-name="ce7" office:value-type="float" office:value="9926500" calcext:value-type="float">
            <text:p>9926500</text:p>
          </table:table-cell>
          <table:table-cell table:style-name="ce4" office:value-type="time" office:time-value="PT00H01M13.44S" calcext:value-type="time">
            <text:p>00:01:13.440</text:p>
          </table:table-cell>
          <table:table-cell table:style-name="ce7" office:value-type="float" office:value="9932500" calcext:value-type="float">
            <text:p>9932500</text:p>
          </table:table-cell>
          <table:table-cell table:style-name="ce4" office:value-type="time" office:time-value="PT00H01M14.872S" calcext:value-type="time">
            <text:p>00:01:14.872</text:p>
          </table:table-cell>
          <table:table-cell table:style-name="ce7" office:value-type="float" office:value="9950000" calcext:value-type="float">
            <text:p>9950000</text:p>
          </table:table-cell>
          <table:table-cell office:value-type="float" office:value="20231222" calcext:value-type="float" table:number-columns-spanned="1" table:number-rows-spanned="80">
            <text:p>20231222</text:p>
          </table:table-cell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7.889S" calcext:value-type="time">
            <text:p>00:01:17.889</text:p>
          </table:table-cell>
          <table:table-cell table:style-name="ce7" office:value-type="float" office:value="9911000" calcext:value-type="float">
            <text:p>9911000</text:p>
          </table:table-cell>
          <table:table-cell table:style-name="ce4" office:value-type="time" office:time-value="PT00H01M10.901S" calcext:value-type="time">
            <text:p>00:01:10.901</text:p>
          </table:table-cell>
          <table:table-cell table:style-name="ce7" office:value-type="float" office:value="9939500" calcext:value-type="float">
            <text:p>9939500</text:p>
          </table:table-cell>
          <table:table-cell table:style-name="ce4" office:value-type="time" office:time-value="PT00H01M10.119S" calcext:value-type="time">
            <text:p>00:01:10.119</text:p>
          </table:table-cell>
          <table:table-cell table:style-name="ce7" office:value-type="float" office:value="9944500" calcext:value-type="float">
            <text:p>9944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6.628S" calcext:value-type="time">
            <text:p>00:01:16.628</text:p>
          </table:table-cell>
          <table:table-cell table:style-name="ce7" office:value-type="float" office:value="9933000" calcext:value-type="float">
            <text:p>9933000</text:p>
          </table:table-cell>
          <table:table-cell table:style-name="ce4" office:value-type="time" office:time-value="PT00H01M10.962S" calcext:value-type="time">
            <text:p>00:01:10.962</text:p>
          </table:table-cell>
          <table:table-cell table:style-name="ce7" office:value-type="float" office:value="9939500" calcext:value-type="float">
            <text:p>9939500</text:p>
          </table:table-cell>
          <table:table-cell table:style-name="ce4" office:value-type="time" office:time-value="PT00H01M11.267S" calcext:value-type="time">
            <text:p>00:01:11.267</text:p>
          </table:table-cell>
          <table:table-cell table:style-name="ce7" office:value-type="float" office:value="9941000" calcext:value-type="float">
            <text:p>9941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8.549S" calcext:value-type="time">
            <text:p>00:01:18.549</text:p>
          </table:table-cell>
          <table:table-cell table:style-name="ce7" office:value-type="float" office:value="9909500" calcext:value-type="float">
            <text:p>9909500</text:p>
          </table:table-cell>
          <table:table-cell table:style-name="ce4" office:value-type="time" office:time-value="PT00H01M12.124S" calcext:value-type="time">
            <text:p>00:01:12.124</text:p>
          </table:table-cell>
          <table:table-cell table:style-name="ce7" office:value-type="float" office:value="9924500" calcext:value-type="float">
            <text:p>9924500</text:p>
          </table:table-cell>
          <table:table-cell table:style-name="ce4" office:value-type="time" office:time-value="PT00H01M12.337S" calcext:value-type="time">
            <text:p>00:01:12.337</text:p>
          </table:table-cell>
          <table:table-cell table:style-name="ce7" office:value-type="float" office:value="9915500" calcext:value-type="float">
            <text:p>9915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0.908S" calcext:value-type="time">
            <text:p>00:01:10.908</text:p>
          </table:table-cell>
          <table:table-cell table:style-name="ce7" office:value-type="float" office:value="9963000" calcext:value-type="float">
            <text:p>9963000</text:p>
          </table:table-cell>
          <table:table-cell table:style-name="ce4" office:value-type="time" office:time-value="PT00H01M10.715S" calcext:value-type="time">
            <text:p>00:01:10.715</text:p>
          </table:table-cell>
          <table:table-cell table:style-name="ce7" office:value-type="float" office:value="9954500" calcext:value-type="float">
            <text:p>9954500</text:p>
          </table:table-cell>
          <table:table-cell table:style-name="ce4" office:value-type="time" office:time-value="PT00H01M13.332S" calcext:value-type="time">
            <text:p>00:01:13.332</text:p>
          </table:table-cell>
          <table:table-cell table:style-name="ce7" office:value-type="float" office:value="9960500" calcext:value-type="float">
            <text:p>9960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2.489S" calcext:value-type="time">
            <text:p>00:01:12.489</text:p>
          </table:table-cell>
          <table:table-cell table:style-name="ce7" office:value-type="float" office:value="9965500" calcext:value-type="float">
            <text:p>9965500</text:p>
          </table:table-cell>
          <table:table-cell table:style-name="ce4" office:value-type="time" office:time-value="PT00H01M12.821S" calcext:value-type="time">
            <text:p>00:01:12.821</text:p>
          </table:table-cell>
          <table:table-cell table:style-name="ce7" office:value-type="float" office:value="9960500" calcext:value-type="float">
            <text:p>9960500</text:p>
          </table:table-cell>
          <table:table-cell table:style-name="ce4" office:value-type="time" office:time-value="PT00H01M13.98S" calcext:value-type="time">
            <text:p>00:01:13.980</text:p>
          </table:table-cell>
          <table:table-cell table:style-name="ce7" office:value-type="float" office:value="9971500" calcext:value-type="float">
            <text:p>9971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3.596S" calcext:value-type="time">
            <text:p>00:01:13.596</text:p>
          </table:table-cell>
          <table:table-cell table:style-name="ce7" office:value-type="float" office:value="9962000" calcext:value-type="float">
            <text:p>9962000</text:p>
          </table:table-cell>
          <table:table-cell table:style-name="ce4" office:value-type="time" office:time-value="PT00H01M13.766S" calcext:value-type="time">
            <text:p>00:01:13.766</text:p>
          </table:table-cell>
          <table:table-cell table:style-name="ce7" office:value-type="float" office:value="9966000" calcext:value-type="float">
            <text:p>9966000</text:p>
          </table:table-cell>
          <table:table-cell table:style-name="ce4" office:value-type="time" office:time-value="PT00H01M14.665S" calcext:value-type="time">
            <text:p>00:01:14.665</text:p>
          </table:table-cell>
          <table:table-cell table:style-name="ce7" office:value-type="float" office:value="9967500" calcext:value-type="float">
            <text:p>9967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048S" calcext:value-type="time">
            <text:p>00:01:15.048</text:p>
          </table:table-cell>
          <table:table-cell table:style-name="ce7" office:value-type="float" office:value="9948500" calcext:value-type="float">
            <text:p>9948500</text:p>
          </table:table-cell>
          <table:table-cell table:style-name="ce4" office:value-type="time" office:time-value="PT00H01M16.046S" calcext:value-type="time">
            <text:p>00:01:16.046</text:p>
          </table:table-cell>
          <table:table-cell table:style-name="ce7" office:value-type="float" office:value="9953500" calcext:value-type="float">
            <text:p>9953500</text:p>
          </table:table-cell>
          <table:table-cell table:style-name="ce4" office:value-type="time" office:time-value="PT00H01M17.106S" calcext:value-type="time">
            <text:p>00:01:17.106</text:p>
          </table:table-cell>
          <table:table-cell table:style-name="ce7" office:value-type="float" office:value="9959000" calcext:value-type="float">
            <text:p>9959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1.837S" calcext:value-type="time">
            <text:p>00:01:11.837</text:p>
          </table:table-cell>
          <table:table-cell table:style-name="ce7" office:value-type="float" office:value="9953500" calcext:value-type="float">
            <text:p>9953500</text:p>
          </table:table-cell>
          <table:table-cell table:style-name="ce4" office:value-type="time" office:time-value="PT00H01M13.672S" calcext:value-type="time">
            <text:p>00:01:13.672</text:p>
          </table:table-cell>
          <table:table-cell table:style-name="ce7" office:value-type="float" office:value="9888000" calcext:value-type="float">
            <text:p>9888000</text:p>
          </table:table-cell>
          <table:table-cell table:style-name="ce4" office:value-type="time" office:time-value="PT00H01M14.232S" calcext:value-type="time">
            <text:p>00:01:14.232</text:p>
          </table:table-cell>
          <table:table-cell table:style-name="ce7" office:value-type="float" office:value="9961500" calcext:value-type="float">
            <text:p>9961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7.885S" calcext:value-type="time">
            <text:p>00:01:17.885</text:p>
          </table:table-cell>
          <table:table-cell table:style-name="ce7" office:value-type="float" office:value="9974500" calcext:value-type="float">
            <text:p>9974500</text:p>
          </table:table-cell>
          <table:table-cell table:style-name="ce4" office:value-type="time" office:time-value="PT00H01M18.571S" calcext:value-type="time">
            <text:p>00:01:18.571</text:p>
          </table:table-cell>
          <table:table-cell table:style-name="ce7" office:value-type="float" office:value="9969500" calcext:value-type="float">
            <text:p>9969500</text:p>
          </table:table-cell>
          <table:table-cell table:style-name="ce4" office:value-type="time" office:time-value="PT00H01M18.916S" calcext:value-type="time">
            <text:p>00:01:18.916</text:p>
          </table:table-cell>
          <table:table-cell table:style-name="ce7" office:value-type="float" office:value="9974500" calcext:value-type="float">
            <text:p>9974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278S" calcext:value-type="time">
            <text:p>00:01:24.278</text:p>
          </table:table-cell>
          <table:table-cell table:style-name="ce7" office:value-type="float" office:value="9981000" calcext:value-type="float">
            <text:p>9981000</text:p>
          </table:table-cell>
          <table:table-cell table:style-name="ce4" office:value-type="time" office:time-value="PT00H01M23.497S" calcext:value-type="time">
            <text:p>00:01:23.497</text:p>
          </table:table-cell>
          <table:table-cell table:style-name="ce7" office:value-type="float" office:value="9971500" calcext:value-type="float">
            <text:p>9971500</text:p>
          </table:table-cell>
          <table:table-cell table:style-name="ce4" office:value-type="time" office:time-value="PT00H01M23.144S" calcext:value-type="time">
            <text:p>00:01:23.144</text:p>
          </table:table-cell>
          <table:table-cell table:style-name="ce7" office:value-type="float" office:value="9975500" calcext:value-type="float">
            <text:p>9975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8.332S" calcext:value-type="time">
            <text:p>00:01:28.332</text:p>
          </table:table-cell>
          <table:table-cell table:style-name="ce7" office:value-type="float" office:value="9973000" calcext:value-type="float">
            <text:p>9973000</text:p>
          </table:table-cell>
          <table:table-cell table:style-name="ce4" office:value-type="time" office:time-value="PT00H01M28.009S" calcext:value-type="time">
            <text:p>00:01:28.009</text:p>
          </table:table-cell>
          <table:table-cell table:style-name="ce7" office:value-type="float" office:value="9971500" calcext:value-type="float">
            <text:p>9971500</text:p>
          </table:table-cell>
          <table:table-cell table:style-name="ce4" office:value-type="time" office:time-value="PT00H01M29.186S" calcext:value-type="time">
            <text:p>00:01:29.186</text:p>
          </table:table-cell>
          <table:table-cell table:style-name="ce7" office:value-type="float" office:value="9965000" calcext:value-type="float">
            <text:p>9965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547S" calcext:value-type="time">
            <text:p>00:01:15.547</text:p>
          </table:table-cell>
          <table:table-cell table:style-name="ce7" office:value-type="float" office:value="9955000" calcext:value-type="float">
            <text:p>9955000</text:p>
          </table:table-cell>
          <table:table-cell table:style-name="ce4" office:value-type="time" office:time-value="PT00H01M17.531S" calcext:value-type="time">
            <text:p>00:01:17.531</text:p>
          </table:table-cell>
          <table:table-cell table:style-name="ce7" office:value-type="float" office:value="9955000" calcext:value-type="float">
            <text:p>9955000</text:p>
          </table:table-cell>
          <table:table-cell table:style-name="ce4" office:value-type="time" office:time-value="PT00H01M20.351S" calcext:value-type="time">
            <text:p>00:01:20.351</text:p>
          </table:table-cell>
          <table:table-cell table:style-name="ce7" office:value-type="float" office:value="9954000" calcext:value-type="float">
            <text:p>9954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9.435S" calcext:value-type="time">
            <text:p>00:01:19.435</text:p>
          </table:table-cell>
          <table:table-cell table:style-name="ce7" office:value-type="float" office:value="9976500" calcext:value-type="float">
            <text:p>9976500</text:p>
          </table:table-cell>
          <table:table-cell table:style-name="ce4" office:value-type="time" office:time-value="PT00H01M20.777S" calcext:value-type="time">
            <text:p>00:01:20.777</text:p>
          </table:table-cell>
          <table:table-cell table:style-name="ce7" office:value-type="float" office:value="9967500" calcext:value-type="float">
            <text:p>9967500</text:p>
          </table:table-cell>
          <table:table-cell table:style-name="ce4" office:value-type="time" office:time-value="PT00H01M21.965S" calcext:value-type="time">
            <text:p>00:01:21.965</text:p>
          </table:table-cell>
          <table:table-cell table:style-name="ce7" office:value-type="float" office:value="9970000" calcext:value-type="float">
            <text:p>997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5.568S" calcext:value-type="time">
            <text:p>00:01:25.568</text:p>
          </table:table-cell>
          <table:table-cell table:style-name="ce7" office:value-type="float" office:value="9978500" calcext:value-type="float">
            <text:p>9978500</text:p>
          </table:table-cell>
          <table:table-cell table:style-name="ce4" office:value-type="time" office:time-value="PT00H01M27.577S" calcext:value-type="time">
            <text:p>00:01:27.577</text:p>
          </table:table-cell>
          <table:table-cell table:style-name="ce7" office:value-type="float" office:value="9977500" calcext:value-type="float">
            <text:p>9977500</text:p>
          </table:table-cell>
          <table:table-cell table:style-name="ce4" office:value-type="time" office:time-value="PT00H01M27.891S" calcext:value-type="time">
            <text:p>00:01:27.891</text:p>
          </table:table-cell>
          <table:table-cell table:style-name="ce7" office:value-type="float" office:value="9979000" calcext:value-type="float">
            <text:p>9979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45.502S" calcext:value-type="time">
            <text:p>00:01:45.502</text:p>
          </table:table-cell>
          <table:table-cell table:style-name="ce7" office:value-type="float" office:value="9981500" calcext:value-type="float">
            <text:p>9981500</text:p>
          </table:table-cell>
          <table:table-cell table:style-name="ce4" office:value-type="time" office:time-value="PT00H01M45.351S" calcext:value-type="time">
            <text:p>00:01:45.351</text:p>
          </table:table-cell>
          <table:table-cell table:style-name="ce7" office:value-type="float" office:value="9978000" calcext:value-type="float">
            <text:p>9978000</text:p>
          </table:table-cell>
          <table:table-cell table:style-name="ce4" office:value-type="time" office:time-value="PT00H01M47.527S" calcext:value-type="time">
            <text:p>00:01:47.527</text:p>
          </table:table-cell>
          <table:table-cell table:style-name="ce7" office:value-type="float" office:value="9976500" calcext:value-type="float">
            <text:p>9976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0.695S" calcext:value-type="time">
            <text:p>00:01:20.695</text:p>
          </table:table-cell>
          <table:table-cell table:style-name="ce7" office:value-type="float" office:value="9966000" calcext:value-type="float">
            <text:p>9966000</text:p>
          </table:table-cell>
          <table:table-cell table:style-name="ce4" office:value-type="time" office:time-value="PT00H01M13.294S" calcext:value-type="time">
            <text:p>00:01:13.294</text:p>
          </table:table-cell>
          <table:table-cell table:style-name="ce7" office:value-type="float" office:value="9947500" calcext:value-type="float">
            <text:p>9947500</text:p>
          </table:table-cell>
          <table:table-cell table:style-name="ce4" office:value-type="time" office:time-value="PT00H01M07.163S" calcext:value-type="time">
            <text:p>00:01:07.163</text:p>
          </table:table-cell>
          <table:table-cell table:style-name="ce7" office:value-type="float" office:value="9952500" calcext:value-type="float">
            <text:p>9952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4.918S" calcext:value-type="time">
            <text:p>00:01:24.918</text:p>
          </table:table-cell>
          <table:table-cell table:style-name="ce7" office:value-type="float" office:value="9963500" calcext:value-type="float">
            <text:p>9963500</text:p>
          </table:table-cell>
          <table:table-cell table:style-name="ce4" office:value-type="time" office:time-value="PT00H01M16.896S" calcext:value-type="time">
            <text:p>00:01:16.896</text:p>
          </table:table-cell>
          <table:table-cell table:style-name="ce7" office:value-type="float" office:value="9966000" calcext:value-type="float">
            <text:p>9966000</text:p>
          </table:table-cell>
          <table:table-cell table:style-name="ce4" office:value-type="time" office:time-value="PT00H01M13.29S" calcext:value-type="time">
            <text:p>00:01:13.290</text:p>
          </table:table-cell>
          <table:table-cell table:style-name="ce7" office:value-type="float" office:value="9961000" calcext:value-type="float">
            <text:p>9961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28.037S" calcext:value-type="time">
            <text:p>00:01:28.037</text:p>
          </table:table-cell>
          <table:table-cell table:style-name="ce7" office:value-type="float" office:value="9975000" calcext:value-type="float">
            <text:p>9975000</text:p>
          </table:table-cell>
          <table:table-cell table:style-name="ce4" office:value-type="time" office:time-value="PT00H01M24.057S" calcext:value-type="time">
            <text:p>00:01:24.057</text:p>
          </table:table-cell>
          <table:table-cell table:style-name="ce7" office:value-type="float" office:value="9980500" calcext:value-type="float">
            <text:p>9980500</text:p>
          </table:table-cell>
          <table:table-cell table:style-name="ce4" office:value-type="time" office:time-value="PT00H01M18.229S" calcext:value-type="time">
            <text:p>00:01:18.229</text:p>
          </table:table-cell>
          <table:table-cell table:style-name="ce7" office:value-type="float" office:value="9975500" calcext:value-type="float">
            <text:p>9975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1M47.514S" calcext:value-type="time">
            <text:p>00:01:47.514</text:p>
          </table:table-cell>
          <table:table-cell table:style-name="ce7" office:value-type="float" office:value="9979500" calcext:value-type="float">
            <text:p>9979500</text:p>
          </table:table-cell>
          <table:table-cell table:style-name="ce4" office:value-type="time" office:time-value="PT00H01M37.851S" calcext:value-type="time">
            <text:p>00:01:37.851</text:p>
          </table:table-cell>
          <table:table-cell table:style-name="ce7" office:value-type="float" office:value="9985000" calcext:value-type="float">
            <text:p>9985000</text:p>
          </table:table-cell>
          <table:table-cell table:style-name="ce4" office:value-type="time" office:time-value="PT00H01M34.822S" calcext:value-type="time">
            <text:p>00:01:34.822</text:p>
          </table:table-cell>
          <table:table-cell table:style-name="ce7" office:value-type="float" office:value="9986000" calcext:value-type="float">
            <text:p>998600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0.685S" calcext:value-type="time">
            <text:p>00:01:20.68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09.17S" calcext:value-type="time">
            <text:p>00:01:09.17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08.25S" calcext:value-type="time">
            <text:p>00:01:08.250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4.016S" calcext:value-type="time">
            <text:p>00:01:24.01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4.468S" calcext:value-type="time">
            <text:p>00:01:14.46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683S" calcext:value-type="time">
            <text:p>00:01:16.683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0.288S" calcext:value-type="time">
            <text:p>00:01:20.28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5.917S" calcext:value-type="time">
            <text:p>00:01:15.91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5.06S" calcext:value-type="time">
            <text:p>00:01:15.060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1.704S" calcext:value-type="time">
            <text:p>00:01:21.70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482S" calcext:value-type="time">
            <text:p>00:01:16.48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5.923S" calcext:value-type="time">
            <text:p>00:01:15.923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2.415S" calcext:value-type="time">
            <text:p>00:01:12.41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2.498S" calcext:value-type="time">
            <text:p>00:01:12.49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1.445S" calcext:value-type="time">
            <text:p>00:01:11.445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0.507S" calcext:value-type="time">
            <text:p>00:01:20.50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723S" calcext:value-type="time">
            <text:p>00:01:16.72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585S" calcext:value-type="time">
            <text:p>00:01:16.585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6.108S" calcext:value-type="time">
            <text:p>00:01:16.10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8.64S" calcext:value-type="time">
            <text:p>00:01:18.64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7.703S" calcext:value-type="time">
            <text:p>00:01:17.703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8.972S" calcext:value-type="time">
            <text:p>00:01:18.97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9.256S" calcext:value-type="time">
            <text:p>00:01:19.25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9.929S" calcext:value-type="time">
            <text:p>00:01:19.929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3.574S" calcext:value-type="time">
            <text:p>00:01:13.57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3.303S" calcext:value-type="time">
            <text:p>00:01:13.30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3.607S" calcext:value-type="time">
            <text:p>00:01:13.607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4.302S" calcext:value-type="time">
            <text:p>00:01:24.30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4.495S" calcext:value-type="time">
            <text:p>00:01:24.49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3.089S" calcext:value-type="time">
            <text:p>00:01:23.089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769S" calcext:value-type="time">
            <text:p>00:01:24.76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5.509S" calcext:value-type="time">
            <text:p>00:01:25.50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6.979S" calcext:value-type="time">
            <text:p>00:01:26.979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8.571S" calcext:value-type="time">
            <text:p>00:01:28.57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8.475S" calcext:value-type="time">
            <text:p>00:01:28.47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9.878S" calcext:value-type="time">
            <text:p>00:01:29.878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4.358S" calcext:value-type="time">
            <text:p>00:01:14.35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4.633S" calcext:value-type="time">
            <text:p>00:01:14.63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659S" calcext:value-type="time">
            <text:p>00:01:16.659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5.978S" calcext:value-type="time">
            <text:p>00:01:25.97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7.563S" calcext:value-type="time">
            <text:p>00:01:27.56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5.317S" calcext:value-type="time">
            <text:p>00:01:25.317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34.331S" calcext:value-type="time">
            <text:p>00:01:34.33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2.478S" calcext:value-type="time">
            <text:p>00:01:32.47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7.855S" calcext:value-type="time">
            <text:p>00:01:37.855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41.663S" calcext:value-type="time">
            <text:p>00:01:41.66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41.575S" calcext:value-type="time">
            <text:p>00:01:41.57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43.863S" calcext:value-type="time">
            <text:p>00:01:43.863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7.232S" calcext:value-type="time">
            <text:p>00:01:17.23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9.046S" calcext:value-type="time">
            <text:p>00:01:19.04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2.591S" calcext:value-type="time">
            <text:p>00:01:12.591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8.407S" calcext:value-type="time">
            <text:p>00:01:28.40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0.97S" calcext:value-type="time">
            <text:p>00:01:30.97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0.586S" calcext:value-type="time">
            <text:p>00:01:20.586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9.376S" calcext:value-type="time">
            <text:p>00:01:39.37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52.268S" calcext:value-type="time">
            <text:p>00:01:52.26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8.569S" calcext:value-type="time">
            <text:p>00:01:28.569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2M02.934S" calcext:value-type="time">
            <text:p>00:02:02.93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2M06.991S" calcext:value-type="time">
            <text:p>00:02:06.99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52.746S" calcext:value-type="time">
            <text:p>00:01:52.746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2.273S" calcext:value-type="time">
            <text:p>00:01:22.273</text:p>
          </table:table-cell>
          <table:table-cell table:style-name="ce7" office:value-type="float" office:value="165299" calcext:value-type="float">
            <text:p>165299</text:p>
          </table:table-cell>
          <table:table-cell table:style-name="ce4" office:value-type="time" office:time-value="PT00H01M17.77S" calcext:value-type="time">
            <text:p>00:01:17.770</text:p>
          </table:table-cell>
          <table:table-cell table:style-name="ce7" office:value-type="float" office:value="165168" calcext:value-type="float">
            <text:p>165168</text:p>
          </table:table-cell>
          <table:table-cell table:style-name="ce4" office:value-type="time" office:time-value="PT00H01M17.766S" calcext:value-type="time">
            <text:p>00:01:17.766</text:p>
          </table:table-cell>
          <table:table-cell table:style-name="ce7" office:value-type="float" office:value="165096" calcext:value-type="float">
            <text:p>16509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2.449S" calcext:value-type="time">
            <text:p>00:01:12.449</text:p>
          </table:table-cell>
          <table:table-cell table:style-name="ce7" office:value-type="float" office:value="177377" calcext:value-type="float">
            <text:p>177377</text:p>
          </table:table-cell>
          <table:table-cell table:style-name="ce4" office:value-type="time" office:time-value="PT00H01M06.977S" calcext:value-type="time">
            <text:p>00:01:06.977</text:p>
          </table:table-cell>
          <table:table-cell table:style-name="ce7" office:value-type="float" office:value="177235" calcext:value-type="float">
            <text:p>177235</text:p>
          </table:table-cell>
          <table:table-cell table:style-name="ce4" office:value-type="time" office:time-value="PT00H01M06.503S" calcext:value-type="time">
            <text:p>00:01:06.503</text:p>
          </table:table-cell>
          <table:table-cell table:style-name="ce7" office:value-type="float" office:value="177477" calcext:value-type="float">
            <text:p>177477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6.781S" calcext:value-type="time">
            <text:p>00:01:16.781</text:p>
          </table:table-cell>
          <table:table-cell table:style-name="ce7" office:value-type="float" office:value="177471" calcext:value-type="float">
            <text:p>177471</text:p>
          </table:table-cell>
          <table:table-cell table:style-name="ce4" office:value-type="time" office:time-value="PT00H01M11.104S" calcext:value-type="time">
            <text:p>00:01:11.104</text:p>
          </table:table-cell>
          <table:table-cell table:style-name="ce7" office:value-type="float" office:value="178314" calcext:value-type="float">
            <text:p>178314</text:p>
          </table:table-cell>
          <table:table-cell table:style-name="ce4" office:value-type="time" office:time-value="PT00H01M11.06S" calcext:value-type="time">
            <text:p>00:01:11.060</text:p>
          </table:table-cell>
          <table:table-cell table:style-name="ce7" office:value-type="float" office:value="177926" calcext:value-type="float">
            <text:p>17792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6.845S" calcext:value-type="time">
            <text:p>00:01:16.845</text:p>
          </table:table-cell>
          <table:table-cell table:style-name="ce7" office:value-type="float" office:value="181323" calcext:value-type="float">
            <text:p>181323</text:p>
          </table:table-cell>
          <table:table-cell table:style-name="ce4" office:value-type="time" office:time-value="PT00H01M11.032S" calcext:value-type="time">
            <text:p>00:01:11.032</text:p>
          </table:table-cell>
          <table:table-cell table:style-name="ce7" office:value-type="float" office:value="181466" calcext:value-type="float">
            <text:p>181466</text:p>
          </table:table-cell>
          <table:table-cell table:style-name="ce4" office:value-type="time" office:time-value="PT00H01M11.103S" calcext:value-type="time">
            <text:p>00:01:11.103</text:p>
          </table:table-cell>
          <table:table-cell table:style-name="ce7" office:value-type="float" office:value="182111" calcext:value-type="float">
            <text:p>182111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252S" calcext:value-type="time">
            <text:p>00:01:15.252</text:p>
          </table:table-cell>
          <table:table-cell table:style-name="ce7" office:value-type="float" office:value="351755" calcext:value-type="float">
            <text:p>351755</text:p>
          </table:table-cell>
          <table:table-cell table:style-name="ce4" office:value-type="time" office:time-value="PT00H01M17.619S" calcext:value-type="time">
            <text:p>00:01:17.619</text:p>
          </table:table-cell>
          <table:table-cell table:style-name="ce7" office:value-type="float" office:value="350808" calcext:value-type="float">
            <text:p>350808</text:p>
          </table:table-cell>
          <table:table-cell table:style-name="ce4" office:value-type="time" office:time-value="PT00H01M19.742S" calcext:value-type="time">
            <text:p>00:01:19.742</text:p>
          </table:table-cell>
          <table:table-cell table:style-name="ce7" office:value-type="float" office:value="350994" calcext:value-type="float">
            <text:p>350994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4.001S" calcext:value-type="time">
            <text:p>00:01:14.001</text:p>
          </table:table-cell>
          <table:table-cell table:style-name="ce7" office:value-type="float" office:value="378082" calcext:value-type="float">
            <text:p>378082</text:p>
          </table:table-cell>
          <table:table-cell table:style-name="ce4" office:value-type="time" office:time-value="PT00H01M10.167S" calcext:value-type="time">
            <text:p>00:01:10.167</text:p>
          </table:table-cell>
          <table:table-cell table:style-name="ce7" office:value-type="float" office:value="378805" calcext:value-type="float">
            <text:p>378805</text:p>
          </table:table-cell>
          <table:table-cell table:style-name="ce4" office:value-type="time" office:time-value="PT00H01M09.204S" calcext:value-type="time">
            <text:p>00:01:09.204</text:p>
          </table:table-cell>
          <table:table-cell table:style-name="ce7" office:value-type="float" office:value="379303" calcext:value-type="float">
            <text:p>379303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2.427S" calcext:value-type="time">
            <text:p>00:01:12.427</text:p>
          </table:table-cell>
          <table:table-cell table:style-name="ce7" office:value-type="float" office:value="382414" calcext:value-type="float">
            <text:p>382414</text:p>
          </table:table-cell>
          <table:table-cell table:style-name="ce4" office:value-type="time" office:time-value="PT00H01M12.238S" calcext:value-type="time">
            <text:p>00:01:12.238</text:p>
          </table:table-cell>
          <table:table-cell table:style-name="ce7" office:value-type="float" office:value="381333" calcext:value-type="float">
            <text:p>381333</text:p>
          </table:table-cell>
          <table:table-cell table:style-name="ce4" office:value-type="time" office:time-value="PT00H01M11.468S" calcext:value-type="time">
            <text:p>00:01:11.468</text:p>
          </table:table-cell>
          <table:table-cell table:style-name="ce7" office:value-type="float" office:value="381597" calcext:value-type="float">
            <text:p>381597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4.734S" calcext:value-type="time">
            <text:p>00:01:14.734</text:p>
          </table:table-cell>
          <table:table-cell table:style-name="ce7" office:value-type="float" office:value="389828" calcext:value-type="float">
            <text:p>389828</text:p>
          </table:table-cell>
          <table:table-cell table:style-name="ce4" office:value-type="time" office:time-value="PT00H01M11.595S" calcext:value-type="time">
            <text:p>00:01:11.595</text:p>
          </table:table-cell>
          <table:table-cell table:style-name="ce7" office:value-type="float" office:value="389849" calcext:value-type="float">
            <text:p>389849</text:p>
          </table:table-cell>
          <table:table-cell table:style-name="ce4" office:value-type="time" office:time-value="PT00H01M14.624S" calcext:value-type="time">
            <text:p>00:01:14.624</text:p>
          </table:table-cell>
          <table:table-cell table:style-name="ce7" office:value-type="float" office:value="390126" calcext:value-type="float">
            <text:p>39012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9.237S" calcext:value-type="time">
            <text:p>00:01:19.237</text:p>
          </table:table-cell>
          <table:table-cell table:style-name="ce7" office:value-type="float" office:value="785317" calcext:value-type="float">
            <text:p>785317</text:p>
          </table:table-cell>
          <table:table-cell table:style-name="ce4" office:value-type="time" office:time-value="PT00H01M22.64S" calcext:value-type="time">
            <text:p>00:01:22.640</text:p>
          </table:table-cell>
          <table:table-cell table:style-name="ce7" office:value-type="float" office:value="783947" calcext:value-type="float">
            <text:p>783947</text:p>
          </table:table-cell>
          <table:table-cell table:style-name="ce4" office:value-type="time" office:time-value="PT00H01M23.936S" calcext:value-type="time">
            <text:p>00:01:23.936</text:p>
          </table:table-cell>
          <table:table-cell table:style-name="ce7" office:value-type="float" office:value="784185" calcext:value-type="float">
            <text:p>784185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8.605S" calcext:value-type="time">
            <text:p>00:01:18.605</text:p>
          </table:table-cell>
          <table:table-cell table:style-name="ce7" office:value-type="float" office:value="986500" calcext:value-type="float">
            <text:p>986500</text:p>
          </table:table-cell>
          <table:table-cell table:style-name="ce4" office:value-type="time" office:time-value="PT00H01M17.696S" calcext:value-type="time">
            <text:p>00:01:17.696</text:p>
          </table:table-cell>
          <table:table-cell table:style-name="ce7" office:value-type="float" office:value="985123" calcext:value-type="float">
            <text:p>985123</text:p>
          </table:table-cell>
          <table:table-cell table:style-name="ce4" office:value-type="time" office:time-value="PT00H01M15.462S" calcext:value-type="time">
            <text:p>00:01:15.462</text:p>
          </table:table-cell>
          <table:table-cell table:style-name="ce7" office:value-type="float" office:value="986001" calcext:value-type="float">
            <text:p>986001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7.286S" calcext:value-type="time">
            <text:p>00:01:17.286</text:p>
          </table:table-cell>
          <table:table-cell table:style-name="ce7" office:value-type="float" office:value="1133584" calcext:value-type="float">
            <text:p>1133584</text:p>
          </table:table-cell>
          <table:table-cell table:style-name="ce4" office:value-type="time" office:time-value="PT00H01M18.727S" calcext:value-type="time">
            <text:p>00:01:18.727</text:p>
          </table:table-cell>
          <table:table-cell table:style-name="ce7" office:value-type="float" office:value="1135334" calcext:value-type="float">
            <text:p>1135334</text:p>
          </table:table-cell>
          <table:table-cell table:style-name="ce4" office:value-type="time" office:time-value="PT00H01M17.397S" calcext:value-type="time">
            <text:p>00:01:17.397</text:p>
          </table:table-cell>
          <table:table-cell table:style-name="ce7" office:value-type="float" office:value="1133472" calcext:value-type="float">
            <text:p>1133472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9.259S" calcext:value-type="time">
            <text:p>00:01:19.259</text:p>
          </table:table-cell>
          <table:table-cell table:style-name="ce7" office:value-type="float" office:value="1286596" calcext:value-type="float">
            <text:p>1286596</text:p>
          </table:table-cell>
          <table:table-cell table:style-name="ce4" office:value-type="time" office:time-value="PT00H01M18.26S" calcext:value-type="time">
            <text:p>00:01:18.260</text:p>
          </table:table-cell>
          <table:table-cell table:style-name="ce7" office:value-type="float" office:value="1285365" calcext:value-type="float">
            <text:p>1285365</text:p>
          </table:table-cell>
          <table:table-cell table:style-name="ce4" office:value-type="time" office:time-value="PT00H01M18.289S" calcext:value-type="time">
            <text:p>00:01:18.289</text:p>
          </table:table-cell>
          <table:table-cell table:style-name="ce7" office:value-type="float" office:value="1286813" calcext:value-type="float">
            <text:p>1286813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3.616S" calcext:value-type="time">
            <text:p>00:01:23.616</text:p>
          </table:table-cell>
          <table:table-cell table:style-name="ce7" office:value-type="float" office:value="938631" calcext:value-type="float">
            <text:p>938631</text:p>
          </table:table-cell>
          <table:table-cell table:style-name="ce4" office:value-type="time" office:time-value="PT00H01M26.55S" calcext:value-type="time">
            <text:p>00:01:26.550</text:p>
          </table:table-cell>
          <table:table-cell table:style-name="ce7" office:value-type="float" office:value="939565" calcext:value-type="float">
            <text:p>939565</text:p>
          </table:table-cell>
          <table:table-cell table:style-name="ce4" office:value-type="time" office:time-value="PT00H01M28.516S" calcext:value-type="time">
            <text:p>00:01:28.516</text:p>
          </table:table-cell>
          <table:table-cell table:style-name="ce7" office:value-type="float" office:value="938296" calcext:value-type="float">
            <text:p>93829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8.56S" calcext:value-type="time">
            <text:p>00:01:18.560</text:p>
          </table:table-cell>
          <table:table-cell table:style-name="ce7" office:value-type="float" office:value="1275795" calcext:value-type="float">
            <text:p>1275795</text:p>
          </table:table-cell>
          <table:table-cell table:style-name="ce4" office:value-type="time" office:time-value="PT00H01M20.025S" calcext:value-type="time">
            <text:p>00:01:20.025</text:p>
          </table:table-cell>
          <table:table-cell table:style-name="ce7" office:value-type="float" office:value="1272661" calcext:value-type="float">
            <text:p>1272661</text:p>
          </table:table-cell>
          <table:table-cell table:style-name="ce4" office:value-type="time" office:time-value="PT00H01M20.991S" calcext:value-type="time">
            <text:p>00:01:20.991</text:p>
          </table:table-cell>
          <table:table-cell table:style-name="ce7" office:value-type="float" office:value="1275832" calcext:value-type="float">
            <text:p>1275832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157S" calcext:value-type="time">
            <text:p>00:01:24.157</text:p>
          </table:table-cell>
          <table:table-cell table:style-name="ce7" office:value-type="float" office:value="1653959" calcext:value-type="float">
            <text:p>1653959</text:p>
          </table:table-cell>
          <table:table-cell table:style-name="ce4" office:value-type="time" office:time-value="PT00H01M27.723S" calcext:value-type="time">
            <text:p>00:01:27.723</text:p>
          </table:table-cell>
          <table:table-cell table:style-name="ce7" office:value-type="float" office:value="1652432" calcext:value-type="float">
            <text:p>1652432</text:p>
          </table:table-cell>
          <table:table-cell table:style-name="ce4" office:value-type="time" office:time-value="PT00H01M28.156S" calcext:value-type="time">
            <text:p>00:01:28.156</text:p>
          </table:table-cell>
          <table:table-cell table:style-name="ce7" office:value-type="float" office:value="1656567" calcext:value-type="float">
            <text:p>1656567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30.7S" calcext:value-type="time">
            <text:p>00:01:30.700</text:p>
          </table:table-cell>
          <table:table-cell table:style-name="ce7" office:value-type="float" office:value="2271549" calcext:value-type="float">
            <text:p>2271549</text:p>
          </table:table-cell>
          <table:table-cell table:style-name="ce4" office:value-type="time" office:time-value="PT00H01M33.172S" calcext:value-type="time">
            <text:p>00:01:33.172</text:p>
          </table:table-cell>
          <table:table-cell table:style-name="ce7" office:value-type="float" office:value="2266662" calcext:value-type="float">
            <text:p>2266662</text:p>
          </table:table-cell>
          <table:table-cell table:style-name="ce4" office:value-type="time" office:time-value="PT00H01M35.595S" calcext:value-type="time">
            <text:p>00:01:35.595</text:p>
          </table:table-cell>
          <table:table-cell table:style-name="ce7" office:value-type="float" office:value="2270078" calcext:value-type="float">
            <text:p>2270078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6.311S" calcext:value-type="time">
            <text:p>00:01:26.311</text:p>
          </table:table-cell>
          <table:table-cell table:style-name="ce7" office:value-type="float" office:value="952922" calcext:value-type="float">
            <text:p>952922</text:p>
          </table:table-cell>
          <table:table-cell table:style-name="ce4" office:value-type="time" office:time-value="PT00H01M16.856S" calcext:value-type="time">
            <text:p>00:01:16.856</text:p>
          </table:table-cell>
          <table:table-cell table:style-name="ce7" office:value-type="float" office:value="950464" calcext:value-type="float">
            <text:p>950464</text:p>
          </table:table-cell>
          <table:table-cell table:style-name="ce4" office:value-type="time" office:time-value="PT00H01M16.806S" calcext:value-type="time">
            <text:p>00:01:16.806</text:p>
          </table:table-cell>
          <table:table-cell table:style-name="ce7" office:value-type="float" office:value="951328" calcext:value-type="float">
            <text:p>951328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2.204S" calcext:value-type="time">
            <text:p>00:01:22.204</text:p>
          </table:table-cell>
          <table:table-cell table:style-name="ce7" office:value-type="float" office:value="1338279" calcext:value-type="float">
            <text:p>1338279</text:p>
          </table:table-cell>
          <table:table-cell table:style-name="ce4" office:value-type="time" office:time-value="PT00H01M15.255S" calcext:value-type="time">
            <text:p>00:01:15.255</text:p>
          </table:table-cell>
          <table:table-cell table:style-name="ce7" office:value-type="float" office:value="1331720" calcext:value-type="float">
            <text:p>1331720</text:p>
          </table:table-cell>
          <table:table-cell table:style-name="ce4" office:value-type="time" office:time-value="PT00H01M12.574S" calcext:value-type="time">
            <text:p>00:01:12.574</text:p>
          </table:table-cell>
          <table:table-cell table:style-name="ce7" office:value-type="float" office:value="1338558" calcext:value-type="float">
            <text:p>1338558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1.95S" calcext:value-type="time">
            <text:p>00:01:31.950</text:p>
          </table:table-cell>
          <table:table-cell table:style-name="ce7" office:value-type="float" office:value="1868123" calcext:value-type="float">
            <text:p>1868123</text:p>
          </table:table-cell>
          <table:table-cell table:style-name="ce4" office:value-type="time" office:time-value="PT00H01M22.043S" calcext:value-type="time">
            <text:p>00:01:22.043</text:p>
          </table:table-cell>
          <table:table-cell table:style-name="ce7" office:value-type="float" office:value="1869971" calcext:value-type="float">
            <text:p>1869971</text:p>
          </table:table-cell>
          <table:table-cell table:style-name="ce4" office:value-type="time" office:time-value="PT00H01M22.513S" calcext:value-type="time">
            <text:p>00:01:22.513</text:p>
          </table:table-cell>
          <table:table-cell table:style-name="ce7" office:value-type="float" office:value="1866025" calcext:value-type="float">
            <text:p>1866025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1M55.212S" calcext:value-type="time">
            <text:p>00:01:55.212</text:p>
          </table:table-cell>
          <table:table-cell table:style-name="ce7" office:value-type="float" office:value="3728269" calcext:value-type="float">
            <text:p>3728269</text:p>
          </table:table-cell>
          <table:table-cell table:style-name="ce4" office:value-type="time" office:time-value="PT00H01M44.259S" calcext:value-type="time">
            <text:p>00:01:44.259</text:p>
          </table:table-cell>
          <table:table-cell table:style-name="ce7" office:value-type="float" office:value="3717471" calcext:value-type="float">
            <text:p>3717471</text:p>
          </table:table-cell>
          <table:table-cell table:style-name="ce4" office:value-type="time" office:time-value="PT00H01M42.618S" calcext:value-type="time">
            <text:p>00:01:42.618</text:p>
          </table:table-cell>
          <table:table-cell table:style-name="ce7" office:value-type="float" office:value="3723975" calcext:value-type="float">
            <text:p>372397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6.574S" calcext:value-type="time">
            <text:p>00:01:16.574</text:p>
          </table:table-cell>
          <table:table-cell table:style-name="ce7" office:value-type="float" office:value="100790" calcext:value-type="float">
            <text:p>100790</text:p>
          </table:table-cell>
          <table:table-cell table:style-name="ce4" office:value-type="time" office:time-value="PT00H01M09.613S" calcext:value-type="time">
            <text:p>00:01:09.613</text:p>
          </table:table-cell>
          <table:table-cell table:style-name="ce7" office:value-type="float" office:value="100790" calcext:value-type="float">
            <text:p>100790</text:p>
          </table:table-cell>
          <table:table-cell table:style-name="ce4" office:value-type="time" office:time-value="PT00H01M09.088S" calcext:value-type="time">
            <text:p>00:01:09.088</text:p>
          </table:table-cell>
          <table:table-cell table:style-name="ce7" office:value-type="float" office:value="100790" calcext:value-type="float">
            <text:p>10079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9.975S" calcext:value-type="time">
            <text:p>00:01:19.975</text:p>
          </table:table-cell>
          <table:table-cell table:style-name="ce7" office:value-type="float" office:value="107860" calcext:value-type="float">
            <text:p>107860</text:p>
          </table:table-cell>
          <table:table-cell table:style-name="ce4" office:value-type="time" office:time-value="PT00H01M20.52S" calcext:value-type="time">
            <text:p>00:01:20.520</text:p>
          </table:table-cell>
          <table:table-cell table:style-name="ce7" office:value-type="float" office:value="107860" calcext:value-type="float">
            <text:p>107860</text:p>
          </table:table-cell>
          <table:table-cell table:style-name="ce4" office:value-type="time" office:time-value="PT00H01M23.897S" calcext:value-type="time">
            <text:p>00:01:23.897</text:p>
          </table:table-cell>
          <table:table-cell table:style-name="ce7" office:value-type="float" office:value="107860" calcext:value-type="float">
            <text:p>1078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30.285S" calcext:value-type="time">
            <text:p>00:01:30.285</text:p>
          </table:table-cell>
          <table:table-cell table:style-name="ce7" office:value-type="float" office:value="108310" calcext:value-type="float">
            <text:p>108310</text:p>
          </table:table-cell>
          <table:table-cell table:style-name="ce4" office:value-type="time" office:time-value="PT00H01M30.017S" calcext:value-type="time">
            <text:p>00:01:30.017</text:p>
          </table:table-cell>
          <table:table-cell table:style-name="ce7" office:value-type="float" office:value="108310" calcext:value-type="float">
            <text:p>108310</text:p>
          </table:table-cell>
          <table:table-cell table:style-name="ce4" office:value-type="time" office:time-value="PT00H01M26.159S" calcext:value-type="time">
            <text:p>00:01:26.159</text:p>
          </table:table-cell>
          <table:table-cell table:style-name="ce7" office:value-type="float" office:value="108310" calcext:value-type="float">
            <text:p>10831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2.954S" calcext:value-type="time">
            <text:p>00:01:22.954</text:p>
          </table:table-cell>
          <table:table-cell table:style-name="ce7" office:value-type="float" office:value="108660" calcext:value-type="float">
            <text:p>108660</text:p>
          </table:table-cell>
          <table:table-cell table:style-name="ce4" office:value-type="time" office:time-value="PT00H01M16.156S" calcext:value-type="time">
            <text:p>00:01:16.156</text:p>
          </table:table-cell>
          <table:table-cell table:style-name="ce7" office:value-type="float" office:value="108660" calcext:value-type="float">
            <text:p>108660</text:p>
          </table:table-cell>
          <table:table-cell table:style-name="ce4" office:value-type="time" office:time-value="PT00H01M17.091S" calcext:value-type="time">
            <text:p>00:01:17.091</text:p>
          </table:table-cell>
          <table:table-cell table:style-name="ce7" office:value-type="float" office:value="108660" calcext:value-type="float">
            <text:p>1086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1.672S" calcext:value-type="time">
            <text:p>00:01:11.672</text:p>
          </table:table-cell>
          <table:table-cell table:style-name="ce7" office:value-type="float" office:value="200660" calcext:value-type="float">
            <text:p>200660</text:p>
          </table:table-cell>
          <table:table-cell table:style-name="ce4" office:value-type="time" office:time-value="PT00H01M11.633S" calcext:value-type="time">
            <text:p>00:01:11.633</text:p>
          </table:table-cell>
          <table:table-cell table:style-name="ce7" office:value-type="float" office:value="200660" calcext:value-type="float">
            <text:p>200660</text:p>
          </table:table-cell>
          <table:table-cell table:style-name="ce4" office:value-type="time" office:time-value="PT00H01M14.049S" calcext:value-type="time">
            <text:p>00:01:14.049</text:p>
          </table:table-cell>
          <table:table-cell table:style-name="ce7" office:value-type="float" office:value="200660" calcext:value-type="float">
            <text:p>2006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2.801S" calcext:value-type="time">
            <text:p>00:01:22.801</text:p>
          </table:table-cell>
          <table:table-cell table:style-name="ce7" office:value-type="float" office:value="210770" calcext:value-type="float">
            <text:p>210770</text:p>
          </table:table-cell>
          <table:table-cell table:style-name="ce4" office:value-type="time" office:time-value="PT00H01M16.508S" calcext:value-type="time">
            <text:p>00:01:16.508</text:p>
          </table:table-cell>
          <table:table-cell table:style-name="ce7" office:value-type="float" office:value="210770" calcext:value-type="float">
            <text:p>210770</text:p>
          </table:table-cell>
          <table:table-cell table:style-name="ce4" office:value-type="time" office:time-value="PT00H01M21.183S" calcext:value-type="time">
            <text:p>00:01:21.183</text:p>
          </table:table-cell>
          <table:table-cell table:style-name="ce7" office:value-type="float" office:value="210770" calcext:value-type="float">
            <text:p>21077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8.129S" calcext:value-type="time">
            <text:p>00:01:28.129</text:p>
          </table:table-cell>
          <table:table-cell table:style-name="ce7" office:value-type="float" office:value="211730" calcext:value-type="float">
            <text:p>211730</text:p>
          </table:table-cell>
          <table:table-cell table:style-name="ce4" office:value-type="time" office:time-value="PT00H01M18.906S" calcext:value-type="time">
            <text:p>00:01:18.906</text:p>
          </table:table-cell>
          <table:table-cell table:style-name="ce7" office:value-type="float" office:value="211730" calcext:value-type="float">
            <text:p>211730</text:p>
          </table:table-cell>
          <table:table-cell table:style-name="ce4" office:value-type="time" office:time-value="PT00H01M26.705S" calcext:value-type="time">
            <text:p>00:01:26.705</text:p>
          </table:table-cell>
          <table:table-cell table:style-name="ce7" office:value-type="float" office:value="211730" calcext:value-type="float">
            <text:p>21173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0.189S" calcext:value-type="time">
            <text:p>00:01:20.189</text:p>
          </table:table-cell>
          <table:table-cell table:style-name="ce7" office:value-type="float" office:value="212250" calcext:value-type="float">
            <text:p>212250</text:p>
          </table:table-cell>
          <table:table-cell table:style-name="ce4" office:value-type="time" office:time-value="PT00H01M20.394S" calcext:value-type="time">
            <text:p>00:01:20.394</text:p>
          </table:table-cell>
          <table:table-cell table:style-name="ce7" office:value-type="float" office:value="212250" calcext:value-type="float">
            <text:p>212250</text:p>
          </table:table-cell>
          <table:table-cell table:style-name="ce4" office:value-type="time" office:time-value="PT00H01M18.771S" calcext:value-type="time">
            <text:p>00:01:18.771</text:p>
          </table:table-cell>
          <table:table-cell table:style-name="ce7" office:value-type="float" office:value="212250" calcext:value-type="float">
            <text:p>21225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4.757S" calcext:value-type="time">
            <text:p>00:01:14.757</text:p>
          </table:table-cell>
          <table:table-cell table:style-name="ce7" office:value-type="float" office:value="525210" calcext:value-type="float">
            <text:p>525210</text:p>
          </table:table-cell>
          <table:table-cell table:style-name="ce4" office:value-type="time" office:time-value="PT00H01M14.217S" calcext:value-type="time">
            <text:p>00:01:14.217</text:p>
          </table:table-cell>
          <table:table-cell table:style-name="ce7" office:value-type="float" office:value="525210" calcext:value-type="float">
            <text:p>525210</text:p>
          </table:table-cell>
          <table:table-cell table:style-name="ce4" office:value-type="time" office:time-value="PT00H01M14.904S" calcext:value-type="time">
            <text:p>00:01:14.904</text:p>
          </table:table-cell>
          <table:table-cell table:style-name="ce7" office:value-type="float" office:value="525210" calcext:value-type="float">
            <text:p>52521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6.5S" calcext:value-type="time">
            <text:p>00:01:26.500</text:p>
          </table:table-cell>
          <table:table-cell table:style-name="ce7" office:value-type="float" office:value="603030" calcext:value-type="float">
            <text:p>603030</text:p>
          </table:table-cell>
          <table:table-cell table:style-name="ce4" office:value-type="time" office:time-value="PT00H01M24.845S" calcext:value-type="time">
            <text:p>00:01:24.845</text:p>
          </table:table-cell>
          <table:table-cell table:style-name="ce7" office:value-type="float" office:value="603030" calcext:value-type="float">
            <text:p>603030</text:p>
          </table:table-cell>
          <table:table-cell table:style-name="ce4" office:value-type="time" office:time-value="PT00H01M27.165S" calcext:value-type="time">
            <text:p>00:01:27.165</text:p>
          </table:table-cell>
          <table:table-cell table:style-name="ce7" office:value-type="float" office:value="603030" calcext:value-type="float">
            <text:p>60303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272S" calcext:value-type="time">
            <text:p>00:01:24.272</text:p>
          </table:table-cell>
          <table:table-cell table:style-name="ce7" office:value-type="float" office:value="647050" calcext:value-type="float">
            <text:p>647050</text:p>
          </table:table-cell>
          <table:table-cell table:style-name="ce4" office:value-type="time" office:time-value="PT00H01M28.838S" calcext:value-type="time">
            <text:p>00:01:28.838</text:p>
          </table:table-cell>
          <table:table-cell table:style-name="ce7" office:value-type="float" office:value="647050" calcext:value-type="float">
            <text:p>647050</text:p>
          </table:table-cell>
          <table:table-cell table:style-name="ce4" office:value-type="time" office:time-value="PT00H01M30.107S" calcext:value-type="time">
            <text:p>00:01:30.107</text:p>
          </table:table-cell>
          <table:table-cell table:style-name="ce7" office:value-type="float" office:value="647050" calcext:value-type="float">
            <text:p>64705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4.081S" calcext:value-type="time">
            <text:p>00:01:24.081</text:p>
          </table:table-cell>
          <table:table-cell table:style-name="ce7" office:value-type="float" office:value="664310" calcext:value-type="float">
            <text:p>664310</text:p>
          </table:table-cell>
          <table:table-cell table:style-name="ce4" office:value-type="time" office:time-value="PT00H01M23.467S" calcext:value-type="time">
            <text:p>00:01:23.467</text:p>
          </table:table-cell>
          <table:table-cell table:style-name="ce7" office:value-type="float" office:value="664310" calcext:value-type="float">
            <text:p>664310</text:p>
          </table:table-cell>
          <table:table-cell table:style-name="ce4" office:value-type="time" office:time-value="PT00H01M24.17S" calcext:value-type="time">
            <text:p>00:01:24.170</text:p>
          </table:table-cell>
          <table:table-cell table:style-name="ce7" office:value-type="float" office:value="664310" calcext:value-type="float">
            <text:p>66431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856S" calcext:value-type="time">
            <text:p>00:01:15.856</text:p>
          </table:table-cell>
          <table:table-cell table:style-name="ce7" office:value-type="float" office:value="744860" calcext:value-type="float">
            <text:p>744860</text:p>
          </table:table-cell>
          <table:table-cell table:style-name="ce4" office:value-type="time" office:time-value="PT00H01M16.294S" calcext:value-type="time">
            <text:p>00:01:16.294</text:p>
          </table:table-cell>
          <table:table-cell table:style-name="ce7" office:value-type="float" office:value="744860" calcext:value-type="float">
            <text:p>744860</text:p>
          </table:table-cell>
          <table:table-cell table:style-name="ce4" office:value-type="time" office:time-value="PT00H01M19.147S" calcext:value-type="time">
            <text:p>00:01:19.147</text:p>
          </table:table-cell>
          <table:table-cell table:style-name="ce7" office:value-type="float" office:value="744860" calcext:value-type="float">
            <text:p>7448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30.689S" calcext:value-type="time">
            <text:p>00:01:30.689</text:p>
          </table:table-cell>
          <table:table-cell table:style-name="ce7" office:value-type="float" office:value="938860" calcext:value-type="float">
            <text:p>938860</text:p>
          </table:table-cell>
          <table:table-cell table:style-name="ce4" office:value-type="time" office:time-value="PT00H01M31.847S" calcext:value-type="time">
            <text:p>00:01:31.847</text:p>
          </table:table-cell>
          <table:table-cell table:style-name="ce7" office:value-type="float" office:value="938860" calcext:value-type="float">
            <text:p>938860</text:p>
          </table:table-cell>
          <table:table-cell table:style-name="ce4" office:value-type="time" office:time-value="PT00H01M34.35S" calcext:value-type="time">
            <text:p>00:01:34.350</text:p>
          </table:table-cell>
          <table:table-cell table:style-name="ce7" office:value-type="float" office:value="938860" calcext:value-type="float">
            <text:p>9388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33.523S" calcext:value-type="time">
            <text:p>00:01:33.523</text:p>
          </table:table-cell>
          <table:table-cell table:style-name="ce7" office:value-type="float" office:value="1085420" calcext:value-type="float">
            <text:p>1085420</text:p>
          </table:table-cell>
          <table:table-cell table:style-name="ce4" office:value-type="time" office:time-value="PT00H01M34.745S" calcext:value-type="time">
            <text:p>00:01:34.745</text:p>
          </table:table-cell>
          <table:table-cell table:style-name="ce7" office:value-type="float" office:value="1085420" calcext:value-type="float">
            <text:p>1085420</text:p>
          </table:table-cell>
          <table:table-cell table:style-name="ce4" office:value-type="time" office:time-value="PT00H01M36.381S" calcext:value-type="time">
            <text:p>00:01:36.381</text:p>
          </table:table-cell>
          <table:table-cell table:style-name="ce7" office:value-type="float" office:value="1085420" calcext:value-type="float">
            <text:p>108542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6.697S" calcext:value-type="time">
            <text:p>00:01:26.697</text:p>
          </table:table-cell>
          <table:table-cell table:style-name="ce7" office:value-type="float" office:value="1225870" calcext:value-type="float">
            <text:p>1225870</text:p>
          </table:table-cell>
          <table:table-cell table:style-name="ce4" office:value-type="time" office:time-value="PT00H01M30.884S" calcext:value-type="time">
            <text:p>00:01:30.884</text:p>
          </table:table-cell>
          <table:table-cell table:style-name="ce7" office:value-type="float" office:value="1225870" calcext:value-type="float">
            <text:p>1225870</text:p>
          </table:table-cell>
          <table:table-cell table:style-name="ce4" office:value-type="time" office:time-value="PT00H01M31.538S" calcext:value-type="time">
            <text:p>00:01:31.538</text:p>
          </table:table-cell>
          <table:table-cell table:style-name="ce7" office:value-type="float" office:value="1225870" calcext:value-type="float">
            <text:p>122587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9.401S" calcext:value-type="time">
            <text:p>00:01:19.401</text:p>
          </table:table-cell>
          <table:table-cell table:style-name="ce7" office:value-type="float" office:value="913860" calcext:value-type="float">
            <text:p>913860</text:p>
          </table:table-cell>
          <table:table-cell table:style-name="ce4" office:value-type="time" office:time-value="PT00H01M19.416S" calcext:value-type="time">
            <text:p>00:01:19.416</text:p>
          </table:table-cell>
          <table:table-cell table:style-name="ce7" office:value-type="float" office:value="913860" calcext:value-type="float">
            <text:p>913860</text:p>
          </table:table-cell>
          <table:table-cell table:style-name="ce4" office:value-type="time" office:time-value="PT00H01M10.448S" calcext:value-type="time">
            <text:p>00:01:10.448</text:p>
          </table:table-cell>
          <table:table-cell table:style-name="ce7" office:value-type="float" office:value="913860" calcext:value-type="float">
            <text:p>9138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42.554S" calcext:value-type="time">
            <text:p>00:01:42.554</text:p>
          </table:table-cell>
          <table:table-cell table:style-name="ce7" office:value-type="float" office:value="1297440" calcext:value-type="float">
            <text:p>1297440</text:p>
          </table:table-cell>
          <table:table-cell table:style-name="ce4" office:value-type="time" office:time-value="PT00H01M32.32S" calcext:value-type="time">
            <text:p>00:01:32.320</text:p>
          </table:table-cell>
          <table:table-cell table:style-name="ce7" office:value-type="float" office:value="1297440" calcext:value-type="float">
            <text:p>1297440</text:p>
          </table:table-cell>
          <table:table-cell table:style-name="ce4" office:value-type="time" office:time-value="PT00H01M28.39S" calcext:value-type="time">
            <text:p>00:01:28.390</text:p>
          </table:table-cell>
          <table:table-cell table:style-name="ce7" office:value-type="float" office:value="1297440" calcext:value-type="float">
            <text:p>129744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51.89S" calcext:value-type="time">
            <text:p>00:01:51.890</text:p>
          </table:table-cell>
          <table:table-cell table:style-name="ce7" office:value-type="float" office:value="1831630" calcext:value-type="float">
            <text:p>1831630</text:p>
          </table:table-cell>
          <table:table-cell table:style-name="ce4" office:value-type="time" office:time-value="PT00H01M44.298S" calcext:value-type="time">
            <text:p>00:01:44.298</text:p>
          </table:table-cell>
          <table:table-cell table:style-name="ce7" office:value-type="float" office:value="1831630" calcext:value-type="float">
            <text:p>1831630</text:p>
          </table:table-cell>
          <table:table-cell table:style-name="ce4" office:value-type="time" office:time-value="PT00H01M36.409S" calcext:value-type="time">
            <text:p>00:01:36.409</text:p>
          </table:table-cell>
          <table:table-cell table:style-name="ce7" office:value-type="float" office:value="1831630" calcext:value-type="float">
            <text:p>183163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2M09.131S" calcext:value-type="time">
            <text:p>00:02:09.131</text:p>
          </table:table-cell>
          <table:table-cell table:style-name="ce7" office:value-type="float" office:value="3677720" calcext:value-type="float">
            <text:p>3677720</text:p>
          </table:table-cell>
          <table:table-cell table:style-name="ce4" office:value-type="time" office:time-value="PT00H02M09.855S" calcext:value-type="time">
            <text:p>00:02:09.855</text:p>
          </table:table-cell>
          <table:table-cell table:style-name="ce7" office:value-type="float" office:value="3677720" calcext:value-type="float">
            <text:p>3677720</text:p>
          </table:table-cell>
          <table:table-cell table:style-name="ce4" office:value-type="time" office:time-value="PT00H02M05.685S" calcext:value-type="time">
            <text:p>00:02:05.685</text:p>
          </table:table-cell>
          <table:table-cell table:style-name="ce7" office:value-type="float" office:value="3677720" calcext:value-type="float">
            <text:p>367772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diagonal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3.182S" calcext:value-type="time">
            <text:p>00:01:13.182</text:p>
          </table:table-cell>
          <table:table-cell table:style-name="ce7" office:value-type="float" office:value="9926000" calcext:value-type="float">
            <text:p>9926000</text:p>
          </table:table-cell>
          <table:table-cell table:style-name="ce4" office:value-type="time" office:time-value="PT00H01M07.703S" calcext:value-type="time">
            <text:p>00:01:07.703</text:p>
          </table:table-cell>
          <table:table-cell table:style-name="ce7" office:value-type="float" office:value="9944500" calcext:value-type="float">
            <text:p>9944500</text:p>
          </table:table-cell>
          <table:table-cell table:style-name="ce4" office:value-type="time" office:time-value="PT00H01M07.22S" calcext:value-type="time">
            <text:p>00:01:07.220</text:p>
          </table:table-cell>
          <table:table-cell table:style-name="ce7" office:value-type="float" office:value="9954500" calcext:value-type="float">
            <text:p>9954500</text:p>
          </table:table-cell>
          <table:table-cell office:value-type="float" office:value="20231225" calcext:value-type="float" table:number-columns-spanned="1" table:number-rows-spanned="80">
            <text:p>20231225</text:p>
          </table:table-cell>
          <table:table-cell office:value-type="float" office:value="0.3" calcext:value-type="float" table:number-columns-spanned="1" table:number-rows-spanned="80">
            <text:p>0.3</text:p>
          </table:table-cell>
          <table:table-cell office:value-type="float" office:value="0.7" calcext:value-type="float" table:number-columns-spanned="1" table:number-rows-spanned="80">
            <text:p>0.7</text:p>
          </table:table-cell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3.279S" calcext:value-type="time">
            <text:p>00:01:13.279</text:p>
          </table:table-cell>
          <table:table-cell table:style-name="ce7" office:value-type="float" office:value="9922500" calcext:value-type="float">
            <text:p>9922500</text:p>
          </table:table-cell>
          <table:table-cell table:style-name="ce4" office:value-type="time" office:time-value="PT00H01M06.806S" calcext:value-type="time">
            <text:p>00:01:06.806</text:p>
          </table:table-cell>
          <table:table-cell table:style-name="ce7" office:value-type="float" office:value="9947000" calcext:value-type="float">
            <text:p>9947000</text:p>
          </table:table-cell>
          <table:table-cell table:style-name="ce4" office:value-type="time" office:time-value="PT00H01M07.411S" calcext:value-type="time">
            <text:p>00:01:07.411</text:p>
          </table:table-cell>
          <table:table-cell table:style-name="ce7" office:value-type="float" office:value="9953000" calcext:value-type="float">
            <text:p>9953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2.199S" calcext:value-type="time">
            <text:p>00:01:12.199</text:p>
          </table:table-cell>
          <table:table-cell table:style-name="ce7" office:value-type="float" office:value="9918500" calcext:value-type="float">
            <text:p>9918500</text:p>
          </table:table-cell>
          <table:table-cell table:style-name="ce4" office:value-type="time" office:time-value="PT00H01M06.668S" calcext:value-type="time">
            <text:p>00:01:06.668</text:p>
          </table:table-cell>
          <table:table-cell table:style-name="ce7" office:value-type="float" office:value="9920500" calcext:value-type="float">
            <text:p>9920500</text:p>
          </table:table-cell>
          <table:table-cell table:style-name="ce4" office:value-type="time" office:time-value="PT00H01M07.055S" calcext:value-type="time">
            <text:p>00:01:07.055</text:p>
          </table:table-cell>
          <table:table-cell table:style-name="ce7" office:value-type="float" office:value="9935000" calcext:value-type="float">
            <text:p>9935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2.019S" calcext:value-type="time">
            <text:p>00:01:22.019</text:p>
          </table:table-cell>
          <table:table-cell table:style-name="ce7" office:value-type="float" office:value="9947500" calcext:value-type="float">
            <text:p>9947500</text:p>
          </table:table-cell>
          <table:table-cell table:style-name="ce4" office:value-type="time" office:time-value="PT00H01M14.343S" calcext:value-type="time">
            <text:p>00:01:14.343</text:p>
          </table:table-cell>
          <table:table-cell table:style-name="ce7" office:value-type="float" office:value="9943500" calcext:value-type="float">
            <text:p>9943500</text:p>
          </table:table-cell>
          <table:table-cell table:style-name="ce4" office:value-type="time" office:time-value="PT00H01M10.949S" calcext:value-type="time">
            <text:p>00:01:10.949</text:p>
          </table:table-cell>
          <table:table-cell table:style-name="ce7" office:value-type="float" office:value="9961000" calcext:value-type="float">
            <text:p>9961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09.075S" calcext:value-type="time">
            <text:p>00:01:09.075</text:p>
          </table:table-cell>
          <table:table-cell table:style-name="ce7" office:value-type="float" office:value="9954000" calcext:value-type="float">
            <text:p>9954000</text:p>
          </table:table-cell>
          <table:table-cell table:style-name="ce4" office:value-type="time" office:time-value="PT00H01M09.442S" calcext:value-type="time">
            <text:p>00:01:09.442</text:p>
          </table:table-cell>
          <table:table-cell table:style-name="ce7" office:value-type="float" office:value="9959500" calcext:value-type="float">
            <text:p>9959500</text:p>
          </table:table-cell>
          <table:table-cell table:style-name="ce4" office:value-type="time" office:time-value="PT00H01M10.241S" calcext:value-type="time">
            <text:p>00:01:10.241</text:p>
          </table:table-cell>
          <table:table-cell table:style-name="ce7" office:value-type="float" office:value="9957000" calcext:value-type="float">
            <text:p>9957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09.284S" calcext:value-type="time">
            <text:p>00:01:09.284</text:p>
          </table:table-cell>
          <table:table-cell table:style-name="ce7" office:value-type="float" office:value="9970000" calcext:value-type="float">
            <text:p>9970000</text:p>
          </table:table-cell>
          <table:table-cell table:style-name="ce4" office:value-type="time" office:time-value="PT00H01M12.566S" calcext:value-type="time">
            <text:p>00:01:12.566</text:p>
          </table:table-cell>
          <table:table-cell table:style-name="ce7" office:value-type="float" office:value="9967000" calcext:value-type="float">
            <text:p>9967000</text:p>
          </table:table-cell>
          <table:table-cell table:style-name="ce4" office:value-type="time" office:time-value="PT00H01M10.953S" calcext:value-type="time">
            <text:p>00:01:10.953</text:p>
          </table:table-cell>
          <table:table-cell table:style-name="ce7" office:value-type="float" office:value="9966000" calcext:value-type="float">
            <text:p>9966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09.304S" calcext:value-type="time">
            <text:p>00:01:09.304</text:p>
          </table:table-cell>
          <table:table-cell table:style-name="ce7" office:value-type="float" office:value="9956000" calcext:value-type="float">
            <text:p>9956000</text:p>
          </table:table-cell>
          <table:table-cell table:style-name="ce4" office:value-type="time" office:time-value="PT00H01M10.299S" calcext:value-type="time">
            <text:p>00:01:10.299</text:p>
          </table:table-cell>
          <table:table-cell table:style-name="ce7" office:value-type="float" office:value="9964500" calcext:value-type="float">
            <text:p>9964500</text:p>
          </table:table-cell>
          <table:table-cell table:style-name="ce4" office:value-type="time" office:time-value="PT00H01M10.792S" calcext:value-type="time">
            <text:p>00:01:10.792</text:p>
          </table:table-cell>
          <table:table-cell table:style-name="ce7" office:value-type="float" office:value="9945500" calcext:value-type="float">
            <text:p>99455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377S" calcext:value-type="time">
            <text:p>00:01:15.377</text:p>
          </table:table-cell>
          <table:table-cell table:style-name="ce7" office:value-type="float" office:value="9969500" calcext:value-type="float">
            <text:p>9969500</text:p>
          </table:table-cell>
          <table:table-cell table:style-name="ce4" office:value-type="time" office:time-value="PT00H01M15.949S" calcext:value-type="time">
            <text:p>00:01:15.949</text:p>
          </table:table-cell>
          <table:table-cell table:style-name="ce7" office:value-type="float" office:value="9970000" calcext:value-type="float">
            <text:p>9970000</text:p>
          </table:table-cell>
          <table:table-cell table:style-name="ce4" office:value-type="time" office:time-value="PT00H01M17.889S" calcext:value-type="time">
            <text:p>00:01:17.889</text:p>
          </table:table-cell>
          <table:table-cell table:style-name="ce7" office:value-type="float" office:value="9962500" calcext:value-type="float">
            <text:p>99625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0.999S" calcext:value-type="time">
            <text:p>00:01:10.999</text:p>
          </table:table-cell>
          <table:table-cell table:style-name="ce7" office:value-type="float" office:value="9958000" calcext:value-type="float">
            <text:p>9958000</text:p>
          </table:table-cell>
          <table:table-cell table:style-name="ce4" office:value-type="time" office:time-value="PT00H01M12.742S" calcext:value-type="time">
            <text:p>00:01:12.742</text:p>
          </table:table-cell>
          <table:table-cell table:style-name="ce7" office:value-type="float" office:value="9947000" calcext:value-type="float">
            <text:p>9947000</text:p>
          </table:table-cell>
          <table:table-cell table:style-name="ce4" office:value-type="time" office:time-value="PT00H01M12.505S" calcext:value-type="time">
            <text:p>00:01:12.505</text:p>
          </table:table-cell>
          <table:table-cell table:style-name="ce7" office:value-type="float" office:value="9954000" calcext:value-type="float">
            <text:p>9954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8.05S" calcext:value-type="time">
            <text:p>00:01:18.050</text:p>
          </table:table-cell>
          <table:table-cell table:style-name="ce7" office:value-type="float" office:value="9978000" calcext:value-type="float">
            <text:p>9978000</text:p>
          </table:table-cell>
          <table:table-cell table:style-name="ce4" office:value-type="time" office:time-value="PT00H01M16.631S" calcext:value-type="time">
            <text:p>00:01:16.631</text:p>
          </table:table-cell>
          <table:table-cell table:style-name="ce7" office:value-type="float" office:value="9970000" calcext:value-type="float">
            <text:p>9970000</text:p>
          </table:table-cell>
          <table:table-cell table:style-name="ce4" office:value-type="time" office:time-value="PT00H01M19.228S" calcext:value-type="time">
            <text:p>00:01:19.228</text:p>
          </table:table-cell>
          <table:table-cell table:style-name="ce7" office:value-type="float" office:value="9976500" calcext:value-type="float">
            <text:p>99765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7.663S" calcext:value-type="time">
            <text:p>00:01:17.663</text:p>
          </table:table-cell>
          <table:table-cell table:style-name="ce7" office:value-type="float" office:value="9973500" calcext:value-type="float">
            <text:p>9973500</text:p>
          </table:table-cell>
          <table:table-cell table:style-name="ce4" office:value-type="time" office:time-value="PT00H01M26.847S" calcext:value-type="time">
            <text:p>00:01:26.847</text:p>
          </table:table-cell>
          <table:table-cell table:style-name="ce7" office:value-type="float" office:value="9974500" calcext:value-type="float">
            <text:p>9974500</text:p>
          </table:table-cell>
          <table:table-cell table:style-name="ce4" office:value-type="time" office:time-value="PT00H01M28.838S" calcext:value-type="time">
            <text:p>00:01:28.838</text:p>
          </table:table-cell>
          <table:table-cell table:style-name="ce7" office:value-type="float" office:value="9969000" calcext:value-type="float">
            <text:p>9969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7.527S" calcext:value-type="time">
            <text:p>00:01:27.527</text:p>
          </table:table-cell>
          <table:table-cell table:style-name="ce7" office:value-type="float" office:value="9966500" calcext:value-type="float">
            <text:p>9966500</text:p>
          </table:table-cell>
          <table:table-cell table:style-name="ce4" office:value-type="time" office:time-value="PT00H01M28.475S" calcext:value-type="time">
            <text:p>00:01:28.475</text:p>
          </table:table-cell>
          <table:table-cell table:style-name="ce7" office:value-type="float" office:value="9965000" calcext:value-type="float">
            <text:p>9965000</text:p>
          </table:table-cell>
          <table:table-cell table:style-name="ce4" office:value-type="time" office:time-value="PT00H01M27.046S" calcext:value-type="time">
            <text:p>00:01:27.046</text:p>
          </table:table-cell>
          <table:table-cell table:style-name="ce7" office:value-type="float" office:value="9973500" calcext:value-type="float">
            <text:p>99735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4.929S" calcext:value-type="time">
            <text:p>00:01:14.929</text:p>
          </table:table-cell>
          <table:table-cell table:style-name="ce7" office:value-type="float" office:value="9958000" calcext:value-type="float">
            <text:p>9958000</text:p>
          </table:table-cell>
          <table:table-cell table:style-name="ce4" office:value-type="time" office:time-value="PT00H01M15.148S" calcext:value-type="time">
            <text:p>00:01:15.148</text:p>
          </table:table-cell>
          <table:table-cell table:style-name="ce7" office:value-type="float" office:value="9956000" calcext:value-type="float">
            <text:p>9956000</text:p>
          </table:table-cell>
          <table:table-cell table:style-name="ce4" office:value-type="time" office:time-value="PT00H01M17.04S" calcext:value-type="time">
            <text:p>00:01:17.040</text:p>
          </table:table-cell>
          <table:table-cell table:style-name="ce7" office:value-type="float" office:value="9960000" calcext:value-type="float">
            <text:p>996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9.796S" calcext:value-type="time">
            <text:p>00:01:19.796</text:p>
          </table:table-cell>
          <table:table-cell table:style-name="ce7" office:value-type="float" office:value="9977000" calcext:value-type="float">
            <text:p>9977000</text:p>
          </table:table-cell>
          <table:table-cell table:style-name="ce4" office:value-type="time" office:time-value="PT00H01M20.335S" calcext:value-type="time">
            <text:p>00:01:20.335</text:p>
          </table:table-cell>
          <table:table-cell table:style-name="ce7" office:value-type="float" office:value="9975000" calcext:value-type="float">
            <text:p>9975000</text:p>
          </table:table-cell>
          <table:table-cell table:style-name="ce4" office:value-type="time" office:time-value="PT00H01M23.426S" calcext:value-type="time">
            <text:p>00:01:23.426</text:p>
          </table:table-cell>
          <table:table-cell table:style-name="ce7" office:value-type="float" office:value="9975000" calcext:value-type="float">
            <text:p>9975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7.612S" calcext:value-type="time">
            <text:p>00:01:27.612</text:p>
          </table:table-cell>
          <table:table-cell table:style-name="ce7" office:value-type="float" office:value="9983000" calcext:value-type="float">
            <text:p>9983000</text:p>
          </table:table-cell>
          <table:table-cell table:style-name="ce4" office:value-type="time" office:time-value="PT00H01M27.385S" calcext:value-type="time">
            <text:p>00:01:27.385</text:p>
          </table:table-cell>
          <table:table-cell table:style-name="ce7" office:value-type="float" office:value="9981000" calcext:value-type="float">
            <text:p>9981000</text:p>
          </table:table-cell>
          <table:table-cell table:style-name="ce4" office:value-type="time" office:time-value="PT00H01M36.254S" calcext:value-type="time">
            <text:p>00:01:36.254</text:p>
          </table:table-cell>
          <table:table-cell table:style-name="ce7" office:value-type="float" office:value="9976500" calcext:value-type="float">
            <text:p>99765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43.743S" calcext:value-type="time">
            <text:p>00:01:43.743</text:p>
          </table:table-cell>
          <table:table-cell table:style-name="ce7" office:value-type="float" office:value="9981500" calcext:value-type="float">
            <text:p>9981500</text:p>
          </table:table-cell>
          <table:table-cell table:style-name="ce4" office:value-type="time" office:time-value="PT00H01M45.584S" calcext:value-type="time">
            <text:p>00:01:45.584</text:p>
          </table:table-cell>
          <table:table-cell table:style-name="ce7" office:value-type="float" office:value="9978500" calcext:value-type="float">
            <text:p>9978500</text:p>
          </table:table-cell>
          <table:table-cell table:style-name="ce4" office:value-type="time" office:time-value="PT00H01M47.756S" calcext:value-type="time">
            <text:p>00:01:47.756</text:p>
          </table:table-cell>
          <table:table-cell table:style-name="ce7" office:value-type="float" office:value="9987000" calcext:value-type="float">
            <text:p>9987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9.126S" calcext:value-type="time">
            <text:p>00:01:19.126</text:p>
          </table:table-cell>
          <table:table-cell table:style-name="ce7" office:value-type="float" office:value="9954000" calcext:value-type="float">
            <text:p>9954000</text:p>
          </table:table-cell>
          <table:table-cell table:style-name="ce4" office:value-type="time" office:time-value="PT00H01M13.246S" calcext:value-type="time">
            <text:p>00:01:13.246</text:p>
          </table:table-cell>
          <table:table-cell table:style-name="ce7" office:value-type="float" office:value="9958500" calcext:value-type="float">
            <text:p>9958500</text:p>
          </table:table-cell>
          <table:table-cell table:style-name="ce4" office:value-type="time" office:time-value="PT00H01M08.496S" calcext:value-type="time">
            <text:p>00:01:08.496</text:p>
          </table:table-cell>
          <table:table-cell table:style-name="ce7" office:value-type="float" office:value="9951500" calcext:value-type="float">
            <text:p>99515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4.902S" calcext:value-type="time">
            <text:p>00:01:24.902</text:p>
          </table:table-cell>
          <table:table-cell table:style-name="ce7" office:value-type="float" office:value="9973500" calcext:value-type="float">
            <text:p>9973500</text:p>
          </table:table-cell>
          <table:table-cell table:style-name="ce4" office:value-type="time" office:time-value="PT00H01M19.443S" calcext:value-type="time">
            <text:p>00:01:19.443</text:p>
          </table:table-cell>
          <table:table-cell table:style-name="ce7" office:value-type="float" office:value="9974500" calcext:value-type="float">
            <text:p>9974500</text:p>
          </table:table-cell>
          <table:table-cell table:style-name="ce4" office:value-type="time" office:time-value="PT00H01M14.189S" calcext:value-type="time">
            <text:p>00:01:14.189</text:p>
          </table:table-cell>
          <table:table-cell table:style-name="ce7" office:value-type="float" office:value="9974000" calcext:value-type="float">
            <text:p>99740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2.553S" calcext:value-type="time">
            <text:p>00:01:32.553</text:p>
          </table:table-cell>
          <table:table-cell table:style-name="ce7" office:value-type="float" office:value="9980000" calcext:value-type="float">
            <text:p>9980000</text:p>
          </table:table-cell>
          <table:table-cell table:style-name="ce4" office:value-type="time" office:time-value="PT00H01M25.699S" calcext:value-type="time">
            <text:p>00:01:25.699</text:p>
          </table:table-cell>
          <table:table-cell table:style-name="ce7" office:value-type="float" office:value="9982500" calcext:value-type="float">
            <text:p>9982500</text:p>
          </table:table-cell>
          <table:table-cell table:style-name="ce4" office:value-type="time" office:time-value="PT00H01M26.918S" calcext:value-type="time">
            <text:p>00:01:26.918</text:p>
          </table:table-cell>
          <table:table-cell table:style-name="ce7" office:value-type="float" office:value="9985500" calcext:value-type="float">
            <text:p>99855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1M53.742S" calcext:value-type="time">
            <text:p>00:01:53.742</text:p>
          </table:table-cell>
          <table:table-cell table:style-name="ce7" office:value-type="float" office:value="9989000" calcext:value-type="float">
            <text:p>9989000</text:p>
          </table:table-cell>
          <table:table-cell table:style-name="ce4" office:value-type="time" office:time-value="PT00H01M41.737S" calcext:value-type="time">
            <text:p>00:01:41.737</text:p>
          </table:table-cell>
          <table:table-cell table:style-name="ce7" office:value-type="float" office:value="9989500" calcext:value-type="float">
            <text:p>9989500</text:p>
          </table:table-cell>
          <table:table-cell table:style-name="ce4" office:value-type="time" office:time-value="PT00H01M43.038S" calcext:value-type="time">
            <text:p>00:01:43.038</text:p>
          </table:table-cell>
          <table:table-cell table:style-name="ce7" office:value-type="float" office:value="9987000" calcext:value-type="float">
            <text:p>9987000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diagonal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7.174S" calcext:value-type="time">
            <text:p>00:01:17.17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0.469S" calcext:value-type="time">
            <text:p>00:01:10.46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07.903S" calcext:value-type="time">
            <text:p>00:01:07.903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9.497S" calcext:value-type="time">
            <text:p>00:01:19.49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2.776S" calcext:value-type="time">
            <text:p>00:01:12.77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8.083S" calcext:value-type="time">
            <text:p>00:01:18.083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9.673S" calcext:value-type="time">
            <text:p>00:01:19.67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3.73S" calcext:value-type="time">
            <text:p>00:01:13.73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2.851S" calcext:value-type="time">
            <text:p>00:01:12.85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3.348S" calcext:value-type="time">
            <text:p>00:01:23.34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7.377S" calcext:value-type="time">
            <text:p>00:01:17.37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441S" calcext:value-type="time">
            <text:p>00:01:16.44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836S" calcext:value-type="time">
            <text:p>00:01:15.83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9.657S" calcext:value-type="time">
            <text:p>00:01:19.65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1.556S" calcext:value-type="time">
            <text:p>00:01:21.556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5.422S" calcext:value-type="time">
            <text:p>00:01:15.42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5.323S" calcext:value-type="time">
            <text:p>00:01:15.32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613S" calcext:value-type="time">
            <text:p>00:01:16.613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5.744S" calcext:value-type="time">
            <text:p>00:01:15.74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5.882S" calcext:value-type="time">
            <text:p>00:01:15.88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663S" calcext:value-type="time">
            <text:p>00:01:16.663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9.934S" calcext:value-type="time">
            <text:p>00:01:19.93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0.039S" calcext:value-type="time">
            <text:p>00:01:20.03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0.467S" calcext:value-type="time">
            <text:p>00:01:20.467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3.806S" calcext:value-type="time">
            <text:p>00:01:23.80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1.727S" calcext:value-type="time">
            <text:p>00:01:21.72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4.748S" calcext:value-type="time">
            <text:p>00:01:24.748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3.127S" calcext:value-type="time">
            <text:p>00:01:23.12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2.658S" calcext:value-type="time">
            <text:p>00:01:22.65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3.252S" calcext:value-type="time">
            <text:p>00:01:23.252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277S" calcext:value-type="time">
            <text:p>00:01:24.27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8.022S" calcext:value-type="time">
            <text:p>00:01:28.02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6.741S" calcext:value-type="time">
            <text:p>00:01:26.74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30.523S" calcext:value-type="time">
            <text:p>00:01:30.52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0.506S" calcext:value-type="time">
            <text:p>00:01:30.50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0.501S" calcext:value-type="time">
            <text:p>00:01:30.50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7.071S" calcext:value-type="time">
            <text:p>00:01:27.07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7.672S" calcext:value-type="time">
            <text:p>00:01:27.67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7.601S" calcext:value-type="time">
            <text:p>00:01:27.60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37.377S" calcext:value-type="time">
            <text:p>00:01:37.37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9.04S" calcext:value-type="time">
            <text:p>00:01:29.04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1.026S" calcext:value-type="time">
            <text:p>00:01:31.026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37.667S" calcext:value-type="time">
            <text:p>00:01:37.66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8.715S" calcext:value-type="time">
            <text:p>00:01:38.71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9.065S" calcext:value-type="time">
            <text:p>00:01:39.065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42.982S" calcext:value-type="time">
            <text:p>00:01:42.98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45.51S" calcext:value-type="time">
            <text:p>00:01:45.51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45.312S" calcext:value-type="time">
            <text:p>00:01:45.312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31.291S" calcext:value-type="time">
            <text:p>00:01:31.29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6.051S" calcext:value-type="time">
            <text:p>00:01:36.05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1.806S" calcext:value-type="time">
            <text:p>00:01:21.806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32.761S" calcext:value-type="time">
            <text:p>00:01:32.76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6.059S" calcext:value-type="time">
            <text:p>00:01:36.05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3.451S" calcext:value-type="time">
            <text:p>00:01:33.45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58.626S" calcext:value-type="time">
            <text:p>00:01:58.62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54.544S" calcext:value-type="time">
            <text:p>00:01:54.54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8.025S" calcext:value-type="time">
            <text:p>00:01:38.025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2M20.241S" calcext:value-type="time">
            <text:p>00:02:20.24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2M21.001S" calcext:value-type="time">
            <text:p>00:02:21.00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2M09.079S" calcext:value-type="time">
            <text:p>00:02:09.079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diagonal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749S" calcext:value-type="time">
            <text:p>00:01:15.749</text:p>
          </table:table-cell>
          <table:table-cell table:style-name="ce7" office:value-type="float" office:value="171057" calcext:value-type="float">
            <text:p>171057</text:p>
          </table:table-cell>
          <table:table-cell table:style-name="ce4" office:value-type="time" office:time-value="PT00H01M09.846S" calcext:value-type="time">
            <text:p>00:01:09.846</text:p>
          </table:table-cell>
          <table:table-cell table:style-name="ce11" office:value-type="float" office:value="171135" calcext:value-type="float">
            <text:p>171135</text:p>
          </table:table-cell>
          <table:table-cell table:style-name="ce4" office:value-type="time" office:time-value="PT00H01M09.038S" calcext:value-type="time">
            <text:p>00:01:09.038</text:p>
          </table:table-cell>
          <table:table-cell table:style-name="ce7" office:value-type="float" office:value="170837" calcext:value-type="float">
            <text:p>170837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5.107S" calcext:value-type="time">
            <text:p>00:01:15.107</text:p>
          </table:table-cell>
          <table:table-cell table:style-name="ce7" office:value-type="float" office:value="176985" calcext:value-type="float">
            <text:p>176985</text:p>
          </table:table-cell>
          <table:table-cell table:style-name="ce4" office:value-type="time" office:time-value="PT00H01M09.157S" calcext:value-type="time">
            <text:p>00:01:09.157</text:p>
          </table:table-cell>
          <table:table-cell table:style-name="ce7" office:value-type="float" office:value="176841" calcext:value-type="float">
            <text:p>176841</text:p>
          </table:table-cell>
          <table:table-cell table:style-name="ce4" office:value-type="time" office:time-value="PT00H01M09.508S" calcext:value-type="time">
            <text:p>00:01:09.508</text:p>
          </table:table-cell>
          <table:table-cell table:style-name="ce7" office:value-type="float" office:value="176838" calcext:value-type="float">
            <text:p>176838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5.255S" calcext:value-type="time">
            <text:p>00:01:15.255</text:p>
          </table:table-cell>
          <table:table-cell table:style-name="ce7" office:value-type="float" office:value="182632" calcext:value-type="float">
            <text:p>182632</text:p>
          </table:table-cell>
          <table:table-cell table:style-name="ce4" office:value-type="time" office:time-value="PT00H01M09.227S" calcext:value-type="time">
            <text:p>00:01:09.227</text:p>
          </table:table-cell>
          <table:table-cell table:style-name="ce7" office:value-type="float" office:value="183083" calcext:value-type="float">
            <text:p>183083</text:p>
          </table:table-cell>
          <table:table-cell table:style-name="ce4" office:value-type="time" office:time-value="PT00H01M09.158S" calcext:value-type="time">
            <text:p>00:01:09.158</text:p>
          </table:table-cell>
          <table:table-cell table:style-name="ce7" office:value-type="float" office:value="183052" calcext:value-type="float">
            <text:p>183052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904S" calcext:value-type="time">
            <text:p>00:01:15.904</text:p>
          </table:table-cell>
          <table:table-cell table:style-name="ce7" office:value-type="float" office:value="183599" calcext:value-type="float">
            <text:p>183599</text:p>
          </table:table-cell>
          <table:table-cell table:style-name="ce4" office:value-type="time" office:time-value="PT00H01M10.115S" calcext:value-type="time">
            <text:p>00:01:10.115</text:p>
          </table:table-cell>
          <table:table-cell table:style-name="ce7" office:value-type="float" office:value="183430" calcext:value-type="float">
            <text:p>183430</text:p>
          </table:table-cell>
          <table:table-cell table:style-name="ce4" office:value-type="time" office:time-value="PT00H01M09.471S" calcext:value-type="time">
            <text:p>00:01:09.471</text:p>
          </table:table-cell>
          <table:table-cell table:style-name="ce7" office:value-type="float" office:value="183582" calcext:value-type="float">
            <text:p>183582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09.059S" calcext:value-type="time">
            <text:p>00:01:09.059</text:p>
          </table:table-cell>
          <table:table-cell table:style-name="ce7" office:value-type="float" office:value="367152" calcext:value-type="float">
            <text:p>367152</text:p>
          </table:table-cell>
          <table:table-cell table:style-name="ce4" office:value-type="time" office:time-value="PT00H01M09.976S" calcext:value-type="time">
            <text:p>00:01:09.976</text:p>
          </table:table-cell>
          <table:table-cell table:style-name="ce7" office:value-type="float" office:value="366930" calcext:value-type="float">
            <text:p>366930</text:p>
          </table:table-cell>
          <table:table-cell table:style-name="ce4" office:value-type="time" office:time-value="PT00H01M10.307S" calcext:value-type="time">
            <text:p>00:01:10.307</text:p>
          </table:table-cell>
          <table:table-cell table:style-name="ce7" office:value-type="float" office:value="365583" calcext:value-type="float">
            <text:p>365583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09.815S" calcext:value-type="time">
            <text:p>00:01:09.815</text:p>
          </table:table-cell>
          <table:table-cell table:style-name="ce7" office:value-type="float" office:value="382908" calcext:value-type="float">
            <text:p>382908</text:p>
          </table:table-cell>
          <table:table-cell table:style-name="ce4" office:value-type="time" office:time-value="PT00H01M10.459S" calcext:value-type="time">
            <text:p>00:01:10.459</text:p>
          </table:table-cell>
          <table:table-cell table:style-name="ce7" office:value-type="float" office:value="382815" calcext:value-type="float">
            <text:p>382815</text:p>
          </table:table-cell>
          <table:table-cell table:style-name="ce4" office:value-type="time" office:time-value="PT00H01M10.966S" calcext:value-type="time">
            <text:p>00:01:10.966</text:p>
          </table:table-cell>
          <table:table-cell table:style-name="ce7" office:value-type="float" office:value="382294" calcext:value-type="float">
            <text:p>382294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0.415S" calcext:value-type="time">
            <text:p>00:01:10.415</text:p>
          </table:table-cell>
          <table:table-cell table:style-name="ce7" office:value-type="float" office:value="383992" calcext:value-type="float">
            <text:p>383992</text:p>
          </table:table-cell>
          <table:table-cell table:style-name="ce4" office:value-type="time" office:time-value="PT00H01M11.201S" calcext:value-type="time">
            <text:p>00:01:11.201</text:p>
          </table:table-cell>
          <table:table-cell table:style-name="ce7" office:value-type="float" office:value="384174" calcext:value-type="float">
            <text:p>384174</text:p>
          </table:table-cell>
          <table:table-cell table:style-name="ce4" office:value-type="time" office:time-value="PT00H01M11.411S" calcext:value-type="time">
            <text:p>00:01:11.411</text:p>
          </table:table-cell>
          <table:table-cell table:style-name="ce7" office:value-type="float" office:value="383480" calcext:value-type="float">
            <text:p>38348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1.026S" calcext:value-type="time">
            <text:p>00:01:11.026</text:p>
          </table:table-cell>
          <table:table-cell table:style-name="ce7" office:value-type="float" office:value="381335" calcext:value-type="float">
            <text:p>381335</text:p>
          </table:table-cell>
          <table:table-cell table:style-name="ce4" office:value-type="time" office:time-value="PT00H01M11.14S" calcext:value-type="time">
            <text:p>00:01:11.140</text:p>
          </table:table-cell>
          <table:table-cell table:style-name="ce7" office:value-type="float" office:value="380704" calcext:value-type="float">
            <text:p>380704</text:p>
          </table:table-cell>
          <table:table-cell table:style-name="ce4" office:value-type="time" office:time-value="PT00H01M10.729S" calcext:value-type="time">
            <text:p>00:01:10.729</text:p>
          </table:table-cell>
          <table:table-cell table:style-name="ce7" office:value-type="float" office:value="380312" calcext:value-type="float">
            <text:p>380312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2.008S" calcext:value-type="time">
            <text:p>00:01:12.008</text:p>
          </table:table-cell>
          <table:table-cell table:style-name="ce7" office:value-type="float" office:value="1124641" calcext:value-type="float">
            <text:p>1124641</text:p>
          </table:table-cell>
          <table:table-cell table:style-name="ce4" office:value-type="time" office:time-value="PT00H01M11.441S" calcext:value-type="time">
            <text:p>00:01:11.441</text:p>
          </table:table-cell>
          <table:table-cell table:style-name="ce7" office:value-type="float" office:value="1125623" calcext:value-type="float">
            <text:p>1125623</text:p>
          </table:table-cell>
          <table:table-cell table:style-name="ce4" office:value-type="time" office:time-value="PT00H01M11.706S" calcext:value-type="time">
            <text:p>00:01:11.706</text:p>
          </table:table-cell>
          <table:table-cell table:style-name="ce7" office:value-type="float" office:value="1124484" calcext:value-type="float">
            <text:p>1124484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2.732S" calcext:value-type="time">
            <text:p>00:01:12.732</text:p>
          </table:table-cell>
          <table:table-cell table:style-name="ce7" office:value-type="float" office:value="1202576" calcext:value-type="float">
            <text:p>1202576</text:p>
          </table:table-cell>
          <table:table-cell table:style-name="ce4" office:value-type="time" office:time-value="PT00H01M13.511S" calcext:value-type="time">
            <text:p>00:01:13.511</text:p>
          </table:table-cell>
          <table:table-cell table:style-name="ce7" office:value-type="float" office:value="1204572" calcext:value-type="float">
            <text:p>1204572</text:p>
          </table:table-cell>
          <table:table-cell table:style-name="ce4" office:value-type="time" office:time-value="PT00H01M13.006S" calcext:value-type="time">
            <text:p>00:01:13.006</text:p>
          </table:table-cell>
          <table:table-cell table:style-name="ce7" office:value-type="float" office:value="1205665" calcext:value-type="float">
            <text:p>1205665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5.231S" calcext:value-type="time">
            <text:p>00:01:15.231</text:p>
          </table:table-cell>
          <table:table-cell table:style-name="ce7" office:value-type="float" office:value="1242608" calcext:value-type="float">
            <text:p>1242608</text:p>
          </table:table-cell>
          <table:table-cell table:style-name="ce4" office:value-type="time" office:time-value="PT00H01M10.764S" calcext:value-type="time">
            <text:p>00:01:10.764</text:p>
          </table:table-cell>
          <table:table-cell table:style-name="ce7" office:value-type="float" office:value="1244871" calcext:value-type="float">
            <text:p>1244871</text:p>
          </table:table-cell>
          <table:table-cell table:style-name="ce4" office:value-type="time" office:time-value="PT00H01M13.541S" calcext:value-type="time">
            <text:p>00:01:13.541</text:p>
          </table:table-cell>
          <table:table-cell table:style-name="ce7" office:value-type="float" office:value="1247095" calcext:value-type="float">
            <text:p>1247095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2.181S" calcext:value-type="time">
            <text:p>00:01:12.181</text:p>
          </table:table-cell>
          <table:table-cell table:style-name="ce7" office:value-type="float" office:value="1259343" calcext:value-type="float">
            <text:p>1259343</text:p>
          </table:table-cell>
          <table:table-cell table:style-name="ce4" office:value-type="time" office:time-value="PT00H01M15.269S" calcext:value-type="time">
            <text:p>00:01:15.269</text:p>
          </table:table-cell>
          <table:table-cell table:style-name="ce7" office:value-type="float" office:value="1259643" calcext:value-type="float">
            <text:p>1259643</text:p>
          </table:table-cell>
          <table:table-cell table:style-name="ce4" office:value-type="time" office:time-value="PT00H01M14.624S" calcext:value-type="time">
            <text:p>00:01:14.624</text:p>
          </table:table-cell>
          <table:table-cell table:style-name="ce7" office:value-type="float" office:value="1260343" calcext:value-type="float">
            <text:p>1260343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2.197S" calcext:value-type="time">
            <text:p>00:01:12.197</text:p>
          </table:table-cell>
          <table:table-cell table:style-name="ce7" office:value-type="float" office:value="1868677" calcext:value-type="float">
            <text:p>1868677</text:p>
          </table:table-cell>
          <table:table-cell table:style-name="ce4" office:value-type="time" office:time-value="PT00H01M12.155S" calcext:value-type="time">
            <text:p>00:01:12.155</text:p>
          </table:table-cell>
          <table:table-cell table:style-name="ce7" office:value-type="float" office:value="1868960" calcext:value-type="float">
            <text:p>1868960</text:p>
          </table:table-cell>
          <table:table-cell table:style-name="ce4" office:value-type="time" office:time-value="PT00H01M12.169S" calcext:value-type="time">
            <text:p>00:01:12.169</text:p>
          </table:table-cell>
          <table:table-cell table:style-name="ce7" office:value-type="float" office:value="1868711" calcext:value-type="float">
            <text:p>1868711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7.343S" calcext:value-type="time">
            <text:p>00:01:17.343</text:p>
          </table:table-cell>
          <table:table-cell table:style-name="ce7" office:value-type="float" office:value="2070232" calcext:value-type="float">
            <text:p>2070232</text:p>
          </table:table-cell>
          <table:table-cell table:style-name="ce4" office:value-type="time" office:time-value="PT00H01M20.004S" calcext:value-type="time">
            <text:p>00:01:20.004</text:p>
          </table:table-cell>
          <table:table-cell table:style-name="ce7" office:value-type="float" office:value="2065090" calcext:value-type="float">
            <text:p>2065090</text:p>
          </table:table-cell>
          <table:table-cell table:style-name="ce4" office:value-type="time" office:time-value="PT00H01M20.82S" calcext:value-type="time">
            <text:p>00:01:20.820</text:p>
          </table:table-cell>
          <table:table-cell table:style-name="ce7" office:value-type="float" office:value="2068376" calcext:value-type="float">
            <text:p>2068376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9.497S" calcext:value-type="time">
            <text:p>00:01:19.497</text:p>
          </table:table-cell>
          <table:table-cell table:style-name="ce7" office:value-type="float" office:value="2211176" calcext:value-type="float">
            <text:p>2211176</text:p>
          </table:table-cell>
          <table:table-cell table:style-name="ce4" office:value-type="time" office:time-value="PT00H01M21.228S" calcext:value-type="time">
            <text:p>00:01:21.228</text:p>
          </table:table-cell>
          <table:table-cell table:style-name="ce7" office:value-type="float" office:value="2216688" calcext:value-type="float">
            <text:p>2216688</text:p>
          </table:table-cell>
          <table:table-cell table:style-name="ce4" office:value-type="time" office:time-value="PT00H01M21.841S" calcext:value-type="time">
            <text:p>00:01:21.841</text:p>
          </table:table-cell>
          <table:table-cell table:style-name="ce7" office:value-type="float" office:value="2209036" calcext:value-type="float">
            <text:p>2209036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1.778S" calcext:value-type="time">
            <text:p>00:01:21.778</text:p>
          </table:table-cell>
          <table:table-cell table:style-name="ce7" office:value-type="float" office:value="2359783" calcext:value-type="float">
            <text:p>2359783</text:p>
          </table:table-cell>
          <table:table-cell table:style-name="ce4" office:value-type="time" office:time-value="PT00H01M21.728S" calcext:value-type="time">
            <text:p>00:01:21.728</text:p>
          </table:table-cell>
          <table:table-cell table:style-name="ce7" office:value-type="float" office:value="2360471" calcext:value-type="float">
            <text:p>2360471</text:p>
          </table:table-cell>
          <table:table-cell table:style-name="ce4" office:value-type="time" office:time-value="PT00H01M23.75S" calcext:value-type="time">
            <text:p>00:01:23.750</text:p>
          </table:table-cell>
          <table:table-cell table:style-name="ce7" office:value-type="float" office:value="2362741" calcext:value-type="float">
            <text:p>2362741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906S" calcext:value-type="time">
            <text:p>00:01:15.906</text:p>
          </table:table-cell>
          <table:table-cell table:style-name="ce7" office:value-type="float" office:value="2721406" calcext:value-type="float">
            <text:p>2721406</text:p>
          </table:table-cell>
          <table:table-cell table:style-name="ce4" office:value-type="time" office:time-value="PT00H01M14.357S" calcext:value-type="time">
            <text:p>00:01:14.357</text:p>
          </table:table-cell>
          <table:table-cell table:style-name="ce7" office:value-type="float" office:value="2730288" calcext:value-type="float">
            <text:p>2730288</text:p>
          </table:table-cell>
          <table:table-cell table:style-name="ce4" office:value-type="time" office:time-value="PT00H01M14.364S" calcext:value-type="time">
            <text:p>00:01:14.364</text:p>
          </table:table-cell>
          <table:table-cell table:style-name="ce7" office:value-type="float" office:value="2728380" calcext:value-type="float">
            <text:p>272838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35.3S" calcext:value-type="time">
            <text:p>00:01:35.300</text:p>
          </table:table-cell>
          <table:table-cell table:style-name="ce7" office:value-type="float" office:value="3279238" calcext:value-type="float">
            <text:p>3279238</text:p>
          </table:table-cell>
          <table:table-cell table:style-name="ce4" office:value-type="time" office:time-value="PT00H01M21.595S" calcext:value-type="time">
            <text:p>00:01:21.595</text:p>
          </table:table-cell>
          <table:table-cell table:style-name="ce7" office:value-type="float" office:value="3280436" calcext:value-type="float">
            <text:p>3280436</text:p>
          </table:table-cell>
          <table:table-cell table:style-name="ce4" office:value-type="time" office:time-value="PT00H01M20.01S" calcext:value-type="time">
            <text:p>00:01:20.010</text:p>
          </table:table-cell>
          <table:table-cell table:style-name="ce7" office:value-type="float" office:value="3285907" calcext:value-type="float">
            <text:p>3285907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6.512S" calcext:value-type="time">
            <text:p>00:01:36.512</text:p>
          </table:table-cell>
          <table:table-cell table:style-name="ce7" office:value-type="float" office:value="3932684" calcext:value-type="float">
            <text:p>3932684</text:p>
          </table:table-cell>
          <table:table-cell table:style-name="ce4" office:value-type="time" office:time-value="PT00H01M26.563S" calcext:value-type="time">
            <text:p>00:01:26.563</text:p>
          </table:table-cell>
          <table:table-cell table:style-name="ce7" office:value-type="float" office:value="3927947" calcext:value-type="float">
            <text:p>3927947</text:p>
          </table:table-cell>
          <table:table-cell table:style-name="ce4" office:value-type="time" office:time-value="PT00H01M27.901S" calcext:value-type="time">
            <text:p>00:01:27.901</text:p>
          </table:table-cell>
          <table:table-cell table:style-name="ce7" office:value-type="float" office:value="3927689" calcext:value-type="float">
            <text:p>3927689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2M03.553S" calcext:value-type="time">
            <text:p>00:02:03.553</text:p>
          </table:table-cell>
          <table:table-cell table:style-name="ce7" office:value-type="float" office:value="5604735" calcext:value-type="float">
            <text:p>5604735</text:p>
          </table:table-cell>
          <table:table-cell table:style-name="ce4" office:value-type="time" office:time-value="PT00H01M51.085S" calcext:value-type="time">
            <text:p>00:01:51.085</text:p>
          </table:table-cell>
          <table:table-cell table:style-name="ce7" office:value-type="float" office:value="5589035" calcext:value-type="float">
            <text:p>5589035</text:p>
          </table:table-cell>
          <table:table-cell table:style-name="ce4" office:value-type="time" office:time-value="PT00H01M50.964S" calcext:value-type="time">
            <text:p>00:01:50.964</text:p>
          </table:table-cell>
          <table:table-cell table:style-name="ce7" office:value-type="float" office:value="5595118" calcext:value-type="float">
            <text:p>5595118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diagonal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6.354S" calcext:value-type="time">
            <text:p>00:01:16.354</text:p>
          </table:table-cell>
          <table:table-cell table:style-name="ce7" office:value-type="float" office:value="103980" calcext:value-type="float">
            <text:p>103980</text:p>
          </table:table-cell>
          <table:table-cell table:style-name="ce4" office:value-type="time" office:time-value="PT00H01M09.737S" calcext:value-type="time">
            <text:p>00:01:09.737</text:p>
          </table:table-cell>
          <table:table-cell table:style-name="ce7" office:value-type="float" office:value="103980" calcext:value-type="float">
            <text:p>103980</text:p>
          </table:table-cell>
          <table:table-cell table:style-name="ce4" office:value-type="time" office:time-value="PT00H01M08.873S" calcext:value-type="time">
            <text:p>00:01:08.873</text:p>
          </table:table-cell>
          <table:table-cell table:style-name="ce7" office:value-type="float" office:value="103980" calcext:value-type="float">
            <text:p>10398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8.309S" calcext:value-type="time">
            <text:p>00:01:18.309</text:p>
          </table:table-cell>
          <table:table-cell table:style-name="ce7" office:value-type="float" office:value="108940" calcext:value-type="float">
            <text:p>108940</text:p>
          </table:table-cell>
          <table:table-cell table:style-name="ce4" office:value-type="time" office:time-value="PT00H01M13.87S" calcext:value-type="time">
            <text:p>00:01:13.870</text:p>
          </table:table-cell>
          <table:table-cell table:style-name="ce7" office:value-type="float" office:value="108940" calcext:value-type="float">
            <text:p>108940</text:p>
          </table:table-cell>
          <table:table-cell table:style-name="ce4" office:value-type="time" office:time-value="PT00H01M10.887S" calcext:value-type="time">
            <text:p>00:01:10.887</text:p>
          </table:table-cell>
          <table:table-cell table:style-name="ce7" office:value-type="float" office:value="108940" calcext:value-type="float">
            <text:p>10894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2.356S" calcext:value-type="time">
            <text:p>00:01:12.356</text:p>
          </table:table-cell>
          <table:table-cell table:style-name="ce7" office:value-type="float" office:value="109780" calcext:value-type="float">
            <text:p>109780</text:p>
          </table:table-cell>
          <table:table-cell table:style-name="ce4" office:value-type="time" office:time-value="PT00H01M06.968S" calcext:value-type="time">
            <text:p>00:01:06.968</text:p>
          </table:table-cell>
          <table:table-cell table:style-name="ce7" office:value-type="float" office:value="109780" calcext:value-type="float">
            <text:p>109780</text:p>
          </table:table-cell>
          <table:table-cell table:style-name="ce4" office:value-type="time" office:time-value="PT00H01M05.718S" calcext:value-type="time">
            <text:p>00:01:05.718</text:p>
          </table:table-cell>
          <table:table-cell table:style-name="ce7" office:value-type="float" office:value="109780" calcext:value-type="float">
            <text:p>10978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723S" calcext:value-type="time">
            <text:p>00:01:15.723</text:p>
          </table:table-cell>
          <table:table-cell table:style-name="ce7" office:value-type="float" office:value="111600" calcext:value-type="float">
            <text:p>111600</text:p>
          </table:table-cell>
          <table:table-cell table:style-name="ce4" office:value-type="time" office:time-value="PT00H01M10.221S" calcext:value-type="time">
            <text:p>00:01:10.221</text:p>
          </table:table-cell>
          <table:table-cell table:style-name="ce7" office:value-type="float" office:value="111600" calcext:value-type="float">
            <text:p>111600</text:p>
          </table:table-cell>
          <table:table-cell table:style-name="ce4" office:value-type="time" office:time-value="PT00H01M08.887S" calcext:value-type="time">
            <text:p>00:01:08.887</text:p>
          </table:table-cell>
          <table:table-cell table:style-name="ce7" office:value-type="float" office:value="111600" calcext:value-type="float">
            <text:p>1116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0.156S" calcext:value-type="time">
            <text:p>00:01:10.156</text:p>
          </table:table-cell>
          <table:table-cell table:style-name="ce7" office:value-type="float" office:value="206290" calcext:value-type="float">
            <text:p>206290</text:p>
          </table:table-cell>
          <table:table-cell table:style-name="ce4" office:value-type="time" office:time-value="PT00H01M10.453S" calcext:value-type="time">
            <text:p>00:01:10.453</text:p>
          </table:table-cell>
          <table:table-cell table:style-name="ce7" office:value-type="float" office:value="206290" calcext:value-type="float">
            <text:p>206290</text:p>
          </table:table-cell>
          <table:table-cell table:style-name="ce4" office:value-type="time" office:time-value="PT00H01M10.884S" calcext:value-type="time">
            <text:p>00:01:10.884</text:p>
          </table:table-cell>
          <table:table-cell table:style-name="ce7" office:value-type="float" office:value="206290" calcext:value-type="float">
            <text:p>20629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2.045S" calcext:value-type="time">
            <text:p>00:01:12.045</text:p>
          </table:table-cell>
          <table:table-cell table:style-name="ce7" office:value-type="float" office:value="213620" calcext:value-type="float">
            <text:p>213620</text:p>
          </table:table-cell>
          <table:table-cell table:style-name="ce4" office:value-type="time" office:time-value="PT00H01M13.537S" calcext:value-type="time">
            <text:p>00:01:13.537</text:p>
          </table:table-cell>
          <table:table-cell table:style-name="ce7" office:value-type="float" office:value="213620" calcext:value-type="float">
            <text:p>213620</text:p>
          </table:table-cell>
          <table:table-cell table:style-name="ce4" office:value-type="time" office:time-value="PT00H01M11.722S" calcext:value-type="time">
            <text:p>00:01:11.722</text:p>
          </table:table-cell>
          <table:table-cell table:style-name="ce7" office:value-type="float" office:value="213620" calcext:value-type="float">
            <text:p>21362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1.295S" calcext:value-type="time">
            <text:p>00:01:11.295</text:p>
          </table:table-cell>
          <table:table-cell table:style-name="ce7" office:value-type="float" office:value="213280" calcext:value-type="float">
            <text:p>213280</text:p>
          </table:table-cell>
          <table:table-cell table:style-name="ce4" office:value-type="time" office:time-value="PT00H01M07.656S" calcext:value-type="time">
            <text:p>00:01:07.656</text:p>
          </table:table-cell>
          <table:table-cell table:style-name="ce7" office:value-type="float" office:value="213280" calcext:value-type="float">
            <text:p>213280</text:p>
          </table:table-cell>
          <table:table-cell table:style-name="ce4" office:value-type="time" office:time-value="PT00H01M07.77S" calcext:value-type="time">
            <text:p>00:01:07.770</text:p>
          </table:table-cell>
          <table:table-cell table:style-name="ce7" office:value-type="float" office:value="213280" calcext:value-type="float">
            <text:p>21328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09.113S" calcext:value-type="time">
            <text:p>00:01:09.113</text:p>
          </table:table-cell>
          <table:table-cell table:style-name="ce7" office:value-type="float" office:value="214370" calcext:value-type="float">
            <text:p>214370</text:p>
          </table:table-cell>
          <table:table-cell table:style-name="ce4" office:value-type="time" office:time-value="PT00H01M09.647S" calcext:value-type="time">
            <text:p>00:01:09.647</text:p>
          </table:table-cell>
          <table:table-cell table:style-name="ce7" office:value-type="float" office:value="214370" calcext:value-type="float">
            <text:p>214370</text:p>
          </table:table-cell>
          <table:table-cell table:style-name="ce4" office:value-type="time" office:time-value="PT00H01M10.783S" calcext:value-type="time">
            <text:p>00:01:10.783</text:p>
          </table:table-cell>
          <table:table-cell table:style-name="ce7" office:value-type="float" office:value="214370" calcext:value-type="float">
            <text:p>21437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2.253S" calcext:value-type="time">
            <text:p>00:01:12.253</text:p>
          </table:table-cell>
          <table:table-cell table:style-name="ce7" office:value-type="float" office:value="622380" calcext:value-type="float">
            <text:p>622380</text:p>
          </table:table-cell>
          <table:table-cell table:style-name="ce4" office:value-type="time" office:time-value="PT00H01M12.284S" calcext:value-type="time">
            <text:p>00:01:12.284</text:p>
          </table:table-cell>
          <table:table-cell table:style-name="ce7" office:value-type="float" office:value="622380" calcext:value-type="float">
            <text:p>622380</text:p>
          </table:table-cell>
          <table:table-cell table:style-name="ce4" office:value-type="time" office:time-value="PT00H01M15.223S" calcext:value-type="time">
            <text:p>00:01:15.223</text:p>
          </table:table-cell>
          <table:table-cell table:style-name="ce7" office:value-type="float" office:value="622380" calcext:value-type="float">
            <text:p>62238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3.77S" calcext:value-type="time">
            <text:p>00:01:13.770</text:p>
          </table:table-cell>
          <table:table-cell table:style-name="ce7" office:value-type="float" office:value="650270" calcext:value-type="float">
            <text:p>650270</text:p>
          </table:table-cell>
          <table:table-cell table:style-name="ce4" office:value-type="time" office:time-value="PT00H01M12.463S" calcext:value-type="time">
            <text:p>00:01:12.463</text:p>
          </table:table-cell>
          <table:table-cell table:style-name="ce7" office:value-type="float" office:value="650270" calcext:value-type="float">
            <text:p>650270</text:p>
          </table:table-cell>
          <table:table-cell table:style-name="ce4" office:value-type="time" office:time-value="PT00H01M12.681S" calcext:value-type="time">
            <text:p>00:01:12.681</text:p>
          </table:table-cell>
          <table:table-cell table:style-name="ce7" office:value-type="float" office:value="650270" calcext:value-type="float">
            <text:p>65027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08.934S" calcext:value-type="time">
            <text:p>00:01:08.934</text:p>
          </table:table-cell>
          <table:table-cell table:style-name="ce7" office:value-type="float" office:value="653010" calcext:value-type="float">
            <text:p>653010</text:p>
          </table:table-cell>
          <table:table-cell table:style-name="ce4" office:value-type="time" office:time-value="PT00H01M08.599S" calcext:value-type="time">
            <text:p>00:01:08.599</text:p>
          </table:table-cell>
          <table:table-cell table:style-name="ce7" office:value-type="float" office:value="653010" calcext:value-type="float">
            <text:p>653010</text:p>
          </table:table-cell>
          <table:table-cell table:style-name="ce4" office:value-type="time" office:time-value="PT00H01M08.823S" calcext:value-type="time">
            <text:p>00:01:08.823</text:p>
          </table:table-cell>
          <table:table-cell table:style-name="ce7" office:value-type="float" office:value="653010" calcext:value-type="float">
            <text:p>65301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2.2S" calcext:value-type="time">
            <text:p>00:01:12.200</text:p>
          </table:table-cell>
          <table:table-cell table:style-name="ce7" office:value-type="float" office:value="653610" calcext:value-type="float">
            <text:p>653610</text:p>
          </table:table-cell>
          <table:table-cell table:style-name="ce4" office:value-type="time" office:time-value="PT00H01M12.717S" calcext:value-type="time">
            <text:p>00:01:12.717</text:p>
          </table:table-cell>
          <table:table-cell table:style-name="ce7" office:value-type="float" office:value="653610" calcext:value-type="float">
            <text:p>653610</text:p>
          </table:table-cell>
          <table:table-cell table:style-name="ce4" office:value-type="time" office:time-value="PT00H01M12.195S" calcext:value-type="time">
            <text:p>00:01:12.195</text:p>
          </table:table-cell>
          <table:table-cell table:style-name="ce7" office:value-type="float" office:value="653610" calcext:value-type="float">
            <text:p>65361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3.579S" calcext:value-type="time">
            <text:p>00:01:13.579</text:p>
          </table:table-cell>
          <table:table-cell table:style-name="ce7" office:value-type="float" office:value="1088370" calcext:value-type="float">
            <text:p>1088370</text:p>
          </table:table-cell>
          <table:table-cell table:style-name="ce4" office:value-type="time" office:time-value="PT00H01M14.684S" calcext:value-type="time">
            <text:p>00:01:14.684</text:p>
          </table:table-cell>
          <table:table-cell table:style-name="ce7" office:value-type="float" office:value="1088370" calcext:value-type="float">
            <text:p>1088370</text:p>
          </table:table-cell>
          <table:table-cell table:style-name="ce4" office:value-type="time" office:time-value="PT00H01M14.775S" calcext:value-type="time">
            <text:p>00:01:14.775</text:p>
          </table:table-cell>
          <table:table-cell table:style-name="ce7" office:value-type="float" office:value="1088370" calcext:value-type="float">
            <text:p>108837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5.982S" calcext:value-type="time">
            <text:p>00:01:15.982</text:p>
          </table:table-cell>
          <table:table-cell table:style-name="ce7" office:value-type="float" office:value="1161510" calcext:value-type="float">
            <text:p>1161510</text:p>
          </table:table-cell>
          <table:table-cell table:style-name="ce4" office:value-type="time" office:time-value="PT00H01M15.222S" calcext:value-type="time">
            <text:p>00:01:15.222</text:p>
          </table:table-cell>
          <table:table-cell table:style-name="ce7" office:value-type="float" office:value="1161510" calcext:value-type="float">
            <text:p>1161510</text:p>
          </table:table-cell>
          <table:table-cell table:style-name="ce4" office:value-type="time" office:time-value="PT00H01M16.123S" calcext:value-type="time">
            <text:p>00:01:16.123</text:p>
          </table:table-cell>
          <table:table-cell table:style-name="ce7" office:value-type="float" office:value="1161510" calcext:value-type="float">
            <text:p>116151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2.59S" calcext:value-type="time">
            <text:p>00:01:12.590</text:p>
          </table:table-cell>
          <table:table-cell table:style-name="ce7" office:value-type="float" office:value="1195700" calcext:value-type="float">
            <text:p>1195700</text:p>
          </table:table-cell>
          <table:table-cell table:style-name="ce4" office:value-type="time" office:time-value="PT00H01M13.536S" calcext:value-type="time">
            <text:p>00:01:13.536</text:p>
          </table:table-cell>
          <table:table-cell table:style-name="ce7" office:value-type="float" office:value="1195700" calcext:value-type="float">
            <text:p>1195700</text:p>
          </table:table-cell>
          <table:table-cell table:style-name="ce4" office:value-type="time" office:time-value="PT00H01M13.536S" calcext:value-type="time">
            <text:p>00:01:13.536</text:p>
          </table:table-cell>
          <table:table-cell table:style-name="ce7" office:value-type="float" office:value="1195700" calcext:value-type="float">
            <text:p>11957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309S" calcext:value-type="time">
            <text:p>00:01:15.309</text:p>
          </table:table-cell>
          <table:table-cell table:style-name="ce7" office:value-type="float" office:value="1214440" calcext:value-type="float">
            <text:p>1214440</text:p>
          </table:table-cell>
          <table:table-cell table:style-name="ce4" office:value-type="time" office:time-value="PT00H01M17.173S" calcext:value-type="time">
            <text:p>00:01:17.173</text:p>
          </table:table-cell>
          <table:table-cell table:style-name="ce7" office:value-type="float" office:value="1214440" calcext:value-type="float">
            <text:p>1214440</text:p>
          </table:table-cell>
          <table:table-cell table:style-name="ce4" office:value-type="time" office:time-value="PT00H01M17.929S" calcext:value-type="time">
            <text:p>00:01:17.929</text:p>
          </table:table-cell>
          <table:table-cell table:style-name="ce7" office:value-type="float" office:value="1214440" calcext:value-type="float">
            <text:p>121444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9.241S" calcext:value-type="time">
            <text:p>00:01:19.241</text:p>
          </table:table-cell>
          <table:table-cell table:style-name="ce7" office:value-type="float" office:value="2716020" calcext:value-type="float">
            <text:p>2716020</text:p>
          </table:table-cell>
          <table:table-cell table:style-name="ce4" office:value-type="time" office:time-value="PT00H01M20.203S" calcext:value-type="time">
            <text:p>00:01:20.203</text:p>
          </table:table-cell>
          <table:table-cell table:style-name="ce7" office:value-type="float" office:value="2716020" calcext:value-type="float">
            <text:p>2716020</text:p>
          </table:table-cell>
          <table:table-cell table:style-name="ce4" office:value-type="time" office:time-value="PT00H01M09.032S" calcext:value-type="time">
            <text:p>00:01:09.032</text:p>
          </table:table-cell>
          <table:table-cell table:style-name="ce7" office:value-type="float" office:value="2716020" calcext:value-type="float">
            <text:p>271602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9.662S" calcext:value-type="time">
            <text:p>00:01:29.662</text:p>
          </table:table-cell>
          <table:table-cell table:style-name="ce7" office:value-type="float" office:value="3268950" calcext:value-type="float">
            <text:p>3268950</text:p>
          </table:table-cell>
          <table:table-cell table:style-name="ce4" office:value-type="time" office:time-value="PT00H01M30.387S" calcext:value-type="time">
            <text:p>00:01:30.387</text:p>
          </table:table-cell>
          <table:table-cell table:style-name="ce7" office:value-type="float" office:value="3268950" calcext:value-type="float">
            <text:p>3268950</text:p>
          </table:table-cell>
          <table:table-cell table:style-name="ce4" office:value-type="time" office:time-value="PT00H01M20.492S" calcext:value-type="time">
            <text:p>00:01:20.492</text:p>
          </table:table-cell>
          <table:table-cell table:style-name="ce7" office:value-type="float" office:value="3268950" calcext:value-type="float">
            <text:p>326895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5.107S" calcext:value-type="time">
            <text:p>00:01:35.107</text:p>
          </table:table-cell>
          <table:table-cell table:style-name="ce7" office:value-type="float" office:value="3913670" calcext:value-type="float">
            <text:p>3913670</text:p>
          </table:table-cell>
          <table:table-cell table:style-name="ce4" office:value-type="time" office:time-value="PT00H01M36.035S" calcext:value-type="time">
            <text:p>00:01:36.035</text:p>
          </table:table-cell>
          <table:table-cell table:style-name="ce7" office:value-type="float" office:value="3913670" calcext:value-type="float">
            <text:p>3913670</text:p>
          </table:table-cell>
          <table:table-cell table:style-name="ce4" office:value-type="time" office:time-value="PT00H01M24.514S" calcext:value-type="time">
            <text:p>00:01:24.514</text:p>
          </table:table-cell>
          <table:table-cell table:style-name="ce7" office:value-type="float" office:value="3913670" calcext:value-type="float">
            <text:p>391367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2M07.229S" calcext:value-type="time">
            <text:p>00:02:07.229</text:p>
          </table:table-cell>
          <table:table-cell table:style-name="ce7" office:value-type="float" office:value="5580730" calcext:value-type="float">
            <text:p>5580730</text:p>
          </table:table-cell>
          <table:table-cell table:style-name="ce4" office:value-type="time" office:time-value="PT00H02M16.594S" calcext:value-type="time">
            <text:p>00:02:16.594</text:p>
          </table:table-cell>
          <table:table-cell table:style-name="ce7" office:value-type="float" office:value="5580730" calcext:value-type="float">
            <text:p>5580730</text:p>
          </table:table-cell>
          <table:table-cell table:style-name="ce4" office:value-type="time" office:time-value="PT00H01M57.85S" calcext:value-type="time">
            <text:p>00:01:57.850</text:p>
          </table:table-cell>
          <table:table-cell table:style-name="ce7" office:value-type="float" office:value="5580730" calcext:value-type="float">
            <text:p>5580730</text:p>
          </table:table-cell>
          <table:covered-table-cell table:number-columns-repeated="3"/>
        </table:table-row>
        <table:table-row table:style-name="ro1" table:number-rows-repeated="176">
          <table:table-cell table:number-columns-repeated="9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4"/>
        </table:table-row>
        <table:table-row table:style-name="ro1" table:number-rows-repeated="69">
          <table:table-cell table:number-columns-repeated="11"/>
          <table:table-cell table:style-name="ce6"/>
          <table:table-cell/>
          <table:table-cell table:style-name="ce6"/>
          <table:table-cell table:number-columns-repeated="4"/>
        </table:table-row>
        <table:table-row table:style-name="ro1" table:number-rows-repeated="18">
          <table:table-cell table:number-columns-repeated="11"/>
          <table:table-cell table:style-name="ce6"/>
          <table:table-cell table:number-columns-repeated="6"/>
        </table:table-row>
        <table:table-row table:style-name="ro1" table:number-rows-repeated="104815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3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22">
      <number:number number:decimal-places="1" number:min-decimal-places="1" number:min-integer-digits="1"/>
    </number:number-style>
    <number:time-style style:name="N121" number:truncate-on-overflow="false">
      <number:hours number:style="long"/>
      <number:text>:</number:text>
      <number:minutes number:style="long"/>
      <number:text>:</number:text>
      <number:seconds number:style="long" number:decimal-places="4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09:43:48.252931456</meta:creation-date>
    <dc:date>2023-12-27T13:08:21.356555045</dc:date>
    <meta:editing-duration>PT18H14M42S</meta:editing-duration>
    <meta:editing-cycles>20</meta:editing-cycles>
    <meta:generator>LibreOffice/7.3.7.2$Linux_X86_64 LibreOffice_project/30$Build-2</meta:generator>
    <meta:document-statistic meta:table-count="1" meta:cell-count="1337" meta:object-count="0"/>
  </office:meta>
</office:document-meta>
</file>